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再来年">
            <text:p>再来年</text:p>
          </table:table-cell>
          <table:table-cell office:value-type="string" office:value="さらいねん">
            <text:p>さらいねん</text:p>
          </table:table-cell>
          <table:table-cell office:value-type="string" office:value="the year after next">
            <text:p>the year after nex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次のオリンピックは再来年です。">
            <text:p>次のオリンピックは再来年です。</text:p>
          </table:table-cell>
          <table:table-cell office:value-type="string" office:value="つぎ の オリンピック は さらいねん です。">
            <text:p>つぎ の オリンピック は さらいねん です。</text:p>
          </table:table-cell>
          <table:table-cell office:value-type="string" office:value="The next Olympics will be held the year after next.">
            <text:p>The next Olympics will be held the year after next.</text:p>
          </table:table-cell>
          <table:table-cell office:value-type="string" office:value="娘は再来年、小学生になります。">
            <text:p>娘は再来年、小学生になります。</text:p>
          </table:table-cell>
          <table:table-cell office:value-type="string" office:value="むすめ は さらいねん、しょうがくせい に なります。">
            <text:p>むすめ は さらいねん、しょうがくせい に なります。</text:p>
          </table:table-cell>
          <table:table-cell office:value-type="string" office:value="My daughter will be an elementary school student the year after next.">
            <text:p>My daughter will be an elementary school student the year after nex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冗談">
            <text:p>冗談</text:p>
          </table:table-cell>
          <table:table-cell office:value-type="string" office:value="じょうだん">
            <text:p>じょうだん</text:p>
          </table:table-cell>
          <table:table-cell office:value-type="string" office:value="joke">
            <text:p>jok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冗談は止めてください。">
            <text:p>冗談は止めてください。</text:p>
          </table:table-cell>
          <table:table-cell office:value-type="string" office:value="じょうだん は やめて ください。">
            <text:p>じょうだん は やめて ください。</text:p>
          </table:table-cell>
          <table:table-cell office:value-type="string" office:value="Please stop joking.">
            <text:p>Please stop joking.</text:p>
          </table:table-cell>
          <table:table-cell office:value-type="string" office:value="彼はいつも冗談ばかり言います。">
            <text:p>彼はいつも冗談ばかり言います。</text:p>
          </table:table-cell>
          <table:table-cell office:value-type="string" office:value="かれ は いつも じょうだん ばかり いいます。">
            <text:p>かれ は いつも じょうだん ばかり いいます。</text:p>
          </table:table-cell>
          <table:table-cell office:value-type="string" office:value="He is always telling jokes.">
            <text:p>He is always telling jok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近づく">
            <text:p>近づく</text:p>
          </table:table-cell>
          <table:table-cell office:value-type="string" office:value="ちかづく">
            <text:p>ちかづく</text:p>
          </table:table-cell>
          <table:table-cell office:value-type="string" office:value="approach, come close">
            <text:p>approach, come clos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女性が近づいてきました。">
            <text:p>女性が近づいてきました。</text:p>
          </table:table-cell>
          <table:table-cell office:value-type="string" office:value="じょせい が ちかづいてきました 。">
            <text:p>じょせい が ちかづいてきました 。</text:p>
          </table:table-cell>
          <table:table-cell office:value-type="string" office:value="A woman approached me.">
            <text:p>A woman approached me.</text:p>
          </table:table-cell>
          <table:table-cell office:value-type="string" office:value="試験の日が近づいています。">
            <text:p>試験の日が近づいています。</text:p>
          </table:table-cell>
          <table:table-cell office:value-type="string" office:value="しけん の ひ が ちかづいています 。">
            <text:p>しけん の ひ が ちかづいています 。</text:p>
          </table:table-cell>
          <table:table-cell office:value-type="string" office:value="The day of the exam is getting close.">
            <text:p>The day of the exam is getting clo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電話帳">
            <text:p>電話帳</text:p>
          </table:table-cell>
          <table:table-cell office:value-type="string" office:value="でんわちょう">
            <text:p>でんわちょう</text:p>
          </table:table-cell>
          <table:table-cell office:value-type="string" office:value="telephone book">
            <text:p>telephone boo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電話帳を見せてください。">
            <text:p>電話帳を見せてください。</text:p>
          </table:table-cell>
          <table:table-cell office:value-type="string" office:value="でんわちょう を みせて ください。">
            <text:p>でんわちょう を みせて ください。</text:p>
          </table:table-cell>
          <table:table-cell office:value-type="string" office:value="Please show me the telephone book.">
            <text:p>Please show me the telephone book.</text:p>
          </table:table-cell>
          <table:table-cell office:value-type="string" office:value="新しい電話帳が届きました。">
            <text:p>新しい電話帳が届きました。</text:p>
          </table:table-cell>
          <table:table-cell office:value-type="string" office:value="あたらしい でんわちょう が とどきました。">
            <text:p>あたらしい でんわちょう が とどきました。</text:p>
          </table:table-cell>
          <table:table-cell office:value-type="string" office:value="The new telephone books have arrived.">
            <text:p>The new telephone books have arriv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ベル">
            <text:p>ベル</text:p>
          </table:table-cell>
          <table:table-cell office:value-type="string" office:value="ベル">
            <text:p>ベル</text:p>
          </table:table-cell>
          <table:table-cell office:value-type="string" office:value="bell">
            <text:p>bel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玄関のベルが鳴った。">
            <text:p>玄関のベルが鳴った。</text:p>
          </table:table-cell>
          <table:table-cell office:value-type="string" office:value="げんかん の ベル が なった。">
            <text:p>げんかん の ベル が なった。</text:p>
          </table:table-cell>
          <table:table-cell office:value-type="string" office:value="The door bell rang.">
            <text:p>The door bell rang.</text:p>
          </table:table-cell>
          <table:table-cell office:value-type="string" office:value="御用の方はベルを鳴らしてください。">
            <text:p>御用の方はベルを鳴らしてください。</text:p>
          </table:table-cell>
          <table:table-cell office:value-type="string" office:value="ごよう の かた は ベル を ならして ください。">
            <text:p>ごよう の かた は ベル を ならして ください。</text:p>
          </table:table-cell>
          <table:table-cell office:value-type="string" office:value="Please ring the bell for service.">
            <text:p>Please ring the bell for servi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干す">
            <text:p>干す</text:p>
          </table:table-cell>
          <table:table-cell office:value-type="string" office:value="ほす">
            <text:p>ほす</text:p>
          </table:table-cell>
          <table:table-cell office:value-type="string" office:value="hang (something) out to dry">
            <text:p>hang (something) out to dry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母は洗濯物を干しています。">
            <text:p>母は洗濯物を干しています。</text:p>
          </table:table-cell>
          <table:table-cell office:value-type="string" office:value="はは は せんたくもの を ほして います。">
            <text:p>はは は せんたくもの を ほして います。</text:p>
          </table:table-cell>
          <table:table-cell office:value-type="string" office:value="My mother's hanging out the laundry to dry.">
            <text:p>My mother's hanging out the laundry to dry.</text:p>
          </table:table-cell>
          <table:table-cell office:value-type="string" office:value="母が布団を干している。">
            <text:p>母が布団を干している。</text:p>
          </table:table-cell>
          <table:table-cell office:value-type="string" office:value="はは が ふとん を ほして いる。">
            <text:p>はは が ふとん を ほして いる。</text:p>
          </table:table-cell>
          <table:table-cell office:value-type="string" office:value="My mother is airing the futons.">
            <text:p>My mother is airing the futo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金額">
            <text:p>金額</text:p>
          </table:table-cell>
          <table:table-cell office:value-type="string" office:value="きんがく">
            <text:p>きんがく</text:p>
          </table:table-cell>
          <table:table-cell office:value-type="string" office:value="amount of money, sum">
            <text:p>amount of money, sum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レシートで買い物の金額を確かめたよ。">
            <text:p>レシートで買い物の金額を確かめたよ。</text:p>
          </table:table-cell>
          <table:table-cell office:value-type="string" office:value="レシート で かいもの の きんがく を たしかめた よ。">
            <text:p>レシート で かいもの の きんがく を たしかめた よ。</text:p>
          </table:table-cell>
          <table:table-cell office:value-type="string" office:value="I confirmed the cost of the shopping with the receipt.">
            <text:p>I confirmed the cost of the shopping with the receipt.</text:p>
          </table:table-cell>
          <table:table-cell office:value-type="string" office:value="この絵はかなりの金額でした。">
            <text:p>この絵はかなりの金額でした。</text:p>
          </table:table-cell>
          <table:table-cell office:value-type="string" office:value="この え は かなり の きんがく でした。">
            <text:p>この え は かなり の きんがく でした。</text:p>
          </table:table-cell>
          <table:table-cell office:value-type="string" office:value="This painting cost quite a lot of money.">
            <text:p>This painting cost quite a lot of mone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蚊">
            <text:p>蚊</text:p>
          </table:table-cell>
          <table:table-cell office:value-type="string" office:value="か">
            <text:p>か</text:p>
          </table:table-cell>
          <table:table-cell office:value-type="string" office:value="mosquito">
            <text:p>mosquito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蚊に足を刺された。">
            <text:p>蚊に足を刺された。</text:p>
          </table:table-cell>
          <table:table-cell office:value-type="string" office:value="か に あし を さされた。">
            <text:p>か に あし を さされた。</text:p>
          </table:table-cell>
          <table:table-cell office:value-type="string" office:value="I was bitten on my foot by a mosquito.">
            <text:p>I was bitten on my foot by a mosquito.</text:p>
          </table:table-cell>
          <table:table-cell office:value-type="string" office:value="この公園は蚊が多いです。">
            <text:p>この公園は蚊が多いです。</text:p>
          </table:table-cell>
          <table:table-cell office:value-type="string" office:value="この こうえん は か が おおい です 。">
            <text:p>この こうえん は か が おおい です 。</text:p>
          </table:table-cell>
          <table:table-cell office:value-type="string" office:value="There are many mosquitoes in this park.">
            <text:p>There are many mosquitoes in this pa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悲しむ">
            <text:p>悲しむ</text:p>
          </table:table-cell>
          <table:table-cell office:value-type="string" office:value="かなしむ">
            <text:p>かなしむ</text:p>
          </table:table-cell>
          <table:table-cell office:value-type="string" office:value="feel sad, lament">
            <text:p>feel sad, lamen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父は友だちの死を悲しんでいます。">
            <text:p>父は友だちの死を悲しんでいます。</text:p>
          </table:table-cell>
          <table:table-cell office:value-type="string" office:value="ちち は ともだち の し を かなしんで います。">
            <text:p>ちち は ともだち の し を かなしんで います。</text:p>
          </table:table-cell>
          <table:table-cell office:value-type="string" office:value="My father is grieving for his friend's death.">
            <text:p>My father is grieving for his friend's death.</text:p>
          </table:table-cell>
          <table:table-cell office:value-type="string" office:value="そんなに悲しまないでください。">
            <text:p>そんなに悲しまないでください。</text:p>
          </table:table-cell>
          <table:table-cell office:value-type="string" office:value="そんな に かなしまないで ください。">
            <text:p>そんな に かなしまないで ください。</text:p>
          </table:table-cell>
          <table:table-cell office:value-type="string" office:value="Please don't be so sad.">
            <text:p>Please don't be so s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クーラー">
            <text:p>クーラー</text:p>
          </table:table-cell>
          <table:table-cell office:value-type="string" office:value="クーラー">
            <text:p>クーラー</text:p>
          </table:table-cell>
          <table:table-cell office:value-type="string" office:value="air conditioner (cooling)">
            <text:p>air conditioner (cooling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暑いのでクーラーをつけました。">
            <text:p>暑いのでクーラーをつけました。</text:p>
          </table:table-cell>
          <table:table-cell office:value-type="string" office:value="あつい ので クーラー を つけました。">
            <text:p>あつい ので クーラー を つけました。</text:p>
          </table:table-cell>
          <table:table-cell office:value-type="string" office:value="I turned on the air conditioning because it was hot.">
            <text:p>I turned on the air conditioning because it was hot.</text:p>
          </table:table-cell>
          <table:table-cell office:value-type="string" office:value="今年の夏はクーラーがよく売れた。">
            <text:p>今年の夏はクーラーがよく売れた。</text:p>
          </table:table-cell>
          <table:table-cell office:value-type="string" office:value="ことし の なつ は クーラー が よく うれた。">
            <text:p>ことし の なつ は クーラー が よく うれた。</text:p>
          </table:table-cell>
          <table:table-cell office:value-type="string" office:value="Air conditioners sold well this summer.">
            <text:p>Air conditioners sold well this summ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失礼">
            <text:p>失礼</text:p>
          </table:table-cell>
          <table:table-cell office:value-type="string" office:value="しつれい">
            <text:p>しつれい</text:p>
          </table:table-cell>
          <table:table-cell office:value-type="string" office:value="rudeness, to excuse oneself">
            <text:p>rudeness, to excuse oneself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ではそろそろ失礼します。">
            <text:p>ではそろそろ失礼します。</text:p>
          </table:table-cell>
          <table:table-cell office:value-type="string" office:value="では そろそろ しつれい します。">
            <text:p>では そろそろ しつれい します。</text:p>
          </table:table-cell>
          <table:table-cell office:value-type="string" office:value="Well, it's about time for me to go.">
            <text:p>Well, it's about time for me to go.</text:p>
          </table:table-cell>
          <table:table-cell office:value-type="string" office:value="失礼ですが、どなたですか。">
            <text:p>失礼ですが、どなたですか。</text:p>
          </table:table-cell>
          <table:table-cell office:value-type="string" office:value="しつれい です が、どなた です か。">
            <text:p>しつれい です が、どなた です か。</text:p>
          </table:table-cell>
          <table:table-cell office:value-type="string" office:value="Excuse me, but who are you?">
            <text:p>Excuse me, but who are you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洗濯機">
            <text:p>洗濯機</text:p>
          </table:table-cell>
          <table:table-cell office:value-type="string" office:value="せんたくき">
            <text:p>せんたくき</text:p>
          </table:table-cell>
          <table:table-cell office:value-type="string" office:value="washing machine, washer">
            <text:p>washing machine, wash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新しい洗濯機を買いました。">
            <text:p>新しい洗濯機を買いました。</text:p>
          </table:table-cell>
          <table:table-cell office:value-type="string" office:value="あたらしい せんたくき を かいました。">
            <text:p>あたらしい せんたくき を かいました。</text:p>
          </table:table-cell>
          <table:table-cell office:value-type="string" office:value="I bought a new washing machine.">
            <text:p>I bought a new washing machine.</text:p>
          </table:table-cell>
          <table:table-cell office:value-type="string" office:value="汚れた服は洗濯機に入れましたよ。">
            <text:p>汚れた服は洗濯機に入れましたよ。</text:p>
          </table:table-cell>
          <table:table-cell office:value-type="string" office:value="よごれた ふく は せんたくき に いれました よ。">
            <text:p>よごれた ふく は せんたくき に いれました よ。</text:p>
          </table:table-cell>
          <table:table-cell office:value-type="string" office:value="I put dirty clothes in the washing machine.">
            <text:p>I put dirty clothes in the washing mach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豆腐">
            <text:p>豆腐</text:p>
          </table:table-cell>
          <table:table-cell office:value-type="string" office:value="とうふ">
            <text:p>とうふ</text:p>
          </table:table-cell>
          <table:table-cell office:value-type="string" office:value="tofu">
            <text:p>tofu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毎日豆腐を食べます。">
            <text:p>私は毎日豆腐を食べます。</text:p>
          </table:table-cell>
          <table:table-cell office:value-type="string" office:value="わたし は まいにち とうふ を たべます。">
            <text:p>わたし は まいにち とうふ を たべます。</text:p>
          </table:table-cell>
          <table:table-cell office:value-type="string" office:value="I eat tofu every day.">
            <text:p>I eat tofu every day.</text:p>
          </table:table-cell>
          <table:table-cell office:value-type="string" office:value="私は豆腐にしょうゆをかけて食べます。">
            <text:p>私は豆腐にしょうゆをかけて食べます。</text:p>
          </table:table-cell>
          <table:table-cell office:value-type="string" office:value="わたし は とうふ に しょうゆ を かけて たべます。">
            <text:p>わたし は とうふ に しょうゆ を かけて たべます。</text:p>
          </table:table-cell>
          <table:table-cell office:value-type="string" office:value="I pour soy sauce on tofu.">
            <text:p>I pour soy sauce on tofu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昼寝">
            <text:p>昼寝</text:p>
          </table:table-cell>
          <table:table-cell office:value-type="string" office:value="ひるね">
            <text:p>ひるね</text:p>
          </table:table-cell>
          <table:table-cell office:value-type="string" office:value="nap">
            <text:p>nap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私の子供は毎日昼寝をします。">
            <text:p>私の子供は毎日昼寝をします。</text:p>
          </table:table-cell>
          <table:table-cell office:value-type="string" office:value="わたし の こども は まいにち ひるね を します。">
            <text:p>わたし の こども は まいにち ひるね を します。</text:p>
          </table:table-cell>
          <table:table-cell office:value-type="string" office:value="My child takes a nap every day.">
            <text:p>My child takes a nap every day.</text:p>
          </table:table-cell>
          <table:table-cell office:value-type="string" office:value="お昼ご飯のあとは昼寝の時間です。">
            <text:p>お昼ご飯のあとは昼寝の時間です。</text:p>
          </table:table-cell>
          <table:table-cell office:value-type="string" office:value="おひる ごはん の あと は ひるね の じかん です。">
            <text:p>おひる ごはん の あと は ひるね の じかん です。</text:p>
          </table:table-cell>
          <table:table-cell office:value-type="string" office:value="After lunch, it's time for a nap.">
            <text:p>After lunch, it's time for a na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不便">
            <text:p>不便</text:p>
          </table:table-cell>
          <table:table-cell office:value-type="string" office:value="ふべん">
            <text:p>ふべん</text:p>
          </table:table-cell>
          <table:table-cell office:value-type="string" office:value="inconvenient">
            <text:p>inconvenient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私の家は駅から遠くて不便です。">
            <text:p>私の家は駅から遠くて不便です。</text:p>
          </table:table-cell>
          <table:table-cell office:value-type="string" office:value="わたし の いえ は えき から とおくて ふべん です。">
            <text:p>わたし の いえ は えき から とおくて ふべん です。</text:p>
          </table:table-cell>
          <table:table-cell office:value-type="string" office:value="My house is inconveniently located far from the station.">
            <text:p>My house is inconveniently located far from the station.</text:p>
          </table:table-cell>
          <table:table-cell office:value-type="string" office:value="母は一人で不便な生活をしています。">
            <text:p>母は一人で不便な生活をしています。</text:p>
          </table:table-cell>
          <table:table-cell office:value-type="string" office:value="はは は ひとり で ふべんな せいかつ を して います。">
            <text:p>はは は ひとり で ふべんな せいかつ を して います。</text:p>
          </table:table-cell>
          <table:table-cell office:value-type="string" office:value="My mother leads an inconvenient life alone.">
            <text:p>My mother leads an inconvenient life alo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ミルク">
            <text:p>ミルク</text:p>
          </table:table-cell>
          <table:table-cell office:value-type="string" office:value="ミルク">
            <text:p>ミルク</text:p>
          </table:table-cell>
          <table:table-cell office:value-type="string" office:value="milk (loan word)">
            <text:p>milk (loan word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赤ちゃんにミルクをあげた。">
            <text:p>赤ちゃんにミルクをあげた。</text:p>
          </table:table-cell>
          <table:table-cell office:value-type="string" office:value="あかちゃん に ミルク を あげた。">
            <text:p>あかちゃん に ミルク を あげた。</text:p>
          </table:table-cell>
          <table:table-cell office:value-type="string" office:value="I fed the baby some milk.">
            <text:p>I fed the baby some milk.</text:p>
          </table:table-cell>
          <table:table-cell office:value-type="string" office:value="コーヒーにミルクを入れてください。">
            <text:p>コーヒーにミルクを入れてください。</text:p>
          </table:table-cell>
          <table:table-cell office:value-type="string" office:value="コーヒー に ミルク を いれて ください。">
            <text:p>コーヒー に ミルク を いれて ください。</text:p>
          </table:table-cell>
          <table:table-cell office:value-type="string" office:value="Please put milk in my coffee.">
            <text:p>Please put milk in my coffe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向こう側">
            <text:p>向こう側</text:p>
          </table:table-cell>
          <table:table-cell office:value-type="string" office:value="むこうがわ">
            <text:p>むこうがわ</text:p>
          </table:table-cell>
          <table:table-cell office:value-type="string" office:value="other side">
            <text:p>other sid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の家は川の向こう側にあります。">
            <text:p>私の家は川の向こう側にあります。</text:p>
          </table:table-cell>
          <table:table-cell office:value-type="string" office:value="わたし の いえ は かわ の むこう がわ に あります。">
            <text:p>わたし の いえ は かわ の むこう がわ に あります。</text:p>
          </table:table-cell>
          <table:table-cell office:value-type="string" office:value="My house is on the other side of the river.">
            <text:p>My house is on the other side of the river.</text:p>
          </table:table-cell>
          <table:table-cell office:value-type="string" office:value="郵便局は道の向こう側です。">
            <text:p>郵便局は道の向こう側です。</text:p>
          </table:table-cell>
          <table:table-cell office:value-type="string" office:value="ゆうびんきょく は みち の むこう がわ です。">
            <text:p>ゆうびんきょく は みち の むこう がわ です。</text:p>
          </table:table-cell>
          <table:table-cell office:value-type="string" office:value="The post office is on the other side of the street.">
            <text:p>The post office is on the other side of the stre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億">
            <text:p>億</text:p>
          </table:table-cell>
          <table:table-cell office:value-type="string" office:value="おく">
            <text:p>おく</text:p>
          </table:table-cell>
          <table:table-cell office:value-type="string" office:value="hundred million">
            <text:p>hundred mill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世界人口は65億人だ。">
            <text:p>世界人口は65億人だ。</text:p>
          </table:table-cell>
          <table:table-cell office:value-type="string" office:value="せかい じんこう は 65 おく にん だ。">
            <text:p>せかい じんこう は 65 おく にん だ。</text:p>
          </table:table-cell>
          <table:table-cell office:value-type="string" office:value="The world's population is 6.5 billion people.">
            <text:p>The world's population is 6.5 billion people.</text:p>
          </table:table-cell>
          <table:table-cell office:value-type="string" office:value="あのマンションは1億円以上しますよ。">
            <text:p>あのマンションは1億円以上しますよ。</text:p>
          </table:table-cell>
          <table:table-cell office:value-type="string" office:value="あの マンション は 1 おく えん いじょう します よ。">
            <text:p>あの マンション は 1 おく えん いじょう します よ。</text:p>
          </table:table-cell>
          <table:table-cell office:value-type="string" office:value="(A room in) that apartment costs more than one hundred million yen.">
            <text:p>(A room in) that apartment costs more than one hundred million y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礼">
            <text:p>お礼</text:p>
          </table:table-cell>
          <table:table-cell office:value-type="string" office:value="おれい">
            <text:p>おれい</text:p>
          </table:table-cell>
          <table:table-cell office:value-type="string" office:value="thanks, gratitude">
            <text:p>thanks, gratitude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女にお礼の手紙を書きました。">
            <text:p>彼女にお礼の手紙を書きました。</text:p>
          </table:table-cell>
          <table:table-cell office:value-type="string" office:value="かのじょ に おれい の てがみ を かきました。">
            <text:p>かのじょ に おれい の てがみ を かきました。</text:p>
          </table:table-cell>
          <table:table-cell office:value-type="string" office:value="I wrote her a thank you letter.">
            <text:p>I wrote her a thank you letter.</text:p>
          </table:table-cell>
          <table:table-cell office:value-type="string" office:value="友達にプレゼントのお礼をしないといけない。">
            <text:p>友達にプレゼントのお礼をしないといけない。</text:p>
          </table:table-cell>
          <table:table-cell office:value-type="string" office:value="ともだち に プレゼント の おれい を しない と いけない 。">
            <text:p>ともだち に プレゼント の おれい を しない と いけない 。</text:p>
          </table:table-cell>
          <table:table-cell office:value-type="string" office:value="I have to do something in return for the present from my friend.">
            <text:p>I have to do something in return for the present from my frie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着せる">
            <text:p>着せる</text:p>
          </table:table-cell>
          <table:table-cell office:value-type="string" office:value="きせる">
            <text:p>きせる</text:p>
          </table:table-cell>
          <table:table-cell office:value-type="string" office:value="dress (someone)">
            <text:p>dress (someone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娘に可愛いドレスを着せた。">
            <text:p>娘に可愛いドレスを着せた。</text:p>
          </table:table-cell>
          <table:table-cell office:value-type="string" office:value="むすめ に かわいい ドレス を きせた。">
            <text:p>むすめ に かわいい ドレス を きせた。</text:p>
          </table:table-cell>
          <table:table-cell office:value-type="string" office:value="I dressed my daughter in a cute dress.">
            <text:p>I dressed my daughter in a cute dress.</text:p>
          </table:table-cell>
          <table:table-cell office:value-type="string" office:value="寒いので、犬にも服を着せた。">
            <text:p>寒いので、犬にも服を着せた。</text:p>
          </table:table-cell>
          <table:table-cell office:value-type="string" office:value="さむい ので、いぬ に も ふく を きせた。">
            <text:p>さむい ので、いぬ に も ふく を きせた。</text:p>
          </table:table-cell>
          <table:table-cell office:value-type="string" office:value="It's cold, so I dressed my dog.">
            <text:p>It's cold, so I dressed my do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サラダ">
            <text:p>サラダ</text:p>
          </table:table-cell>
          <table:table-cell office:value-type="string" office:value="サラダ">
            <text:p>サラダ</text:p>
          </table:table-cell>
          <table:table-cell office:value-type="string" office:value="salad">
            <text:p>sala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サラダをたくさん食べました。">
            <text:p>サラダをたくさん食べました。</text:p>
          </table:table-cell>
          <table:table-cell office:value-type="string" office:value="サラダ を たくさん たべました。">
            <text:p>サラダ を たくさん たべました。</text:p>
          </table:table-cell>
          <table:table-cell office:value-type="string" office:value="I ate a lot of salad.">
            <text:p>I ate a lot of salad.</text:p>
          </table:table-cell>
          <table:table-cell office:value-type="string" office:value="ポテトサラダを作るから、ジャガイモを買ってきて。">
            <text:p>ポテトサラダを作るから、ジャガイモを買ってきて。</text:p>
          </table:table-cell>
          <table:table-cell office:value-type="string" office:value="ポテトサラダ を つくる から ジャガイモ を かって きて。">
            <text:p>ポテトサラダ を つくる から ジャガイモ を かって きて。</text:p>
          </table:table-cell>
          <table:table-cell office:value-type="string" office:value="I'm going to make potato salad, so go and buy some potatoes.">
            <text:p>I'm going to make potato salad, so go and buy some potato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代える">
            <text:p>代える</text:p>
          </table:table-cell>
          <table:table-cell office:value-type="string" office:value="かえる">
            <text:p>かえる</text:p>
          </table:table-cell>
          <table:table-cell office:value-type="string" office:value="substitute for">
            <text:p>substitute for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社長に代えて部長を出席させます。">
            <text:p>社長に代えて部長を出席させます。</text:p>
          </table:table-cell>
          <table:table-cell office:value-type="string" office:value="しゃちょう に かえて ぶちょう を しゅっせき させます。">
            <text:p>しゃちょう に かえて ぶちょう を しゅっせき させます。</text:p>
          </table:table-cell>
          <table:table-cell office:value-type="string" office:value="I'll have the department manager attend in place of the president.">
            <text:p>I'll have the department manager attend in place of the president.</text:p>
          </table:table-cell>
          <table:table-cell office:value-type="string" office:value="そのピッチャーは途中で代えられた。">
            <text:p>そのピッチャーは途中で代えられた。</text:p>
          </table:table-cell>
          <table:table-cell office:value-type="string" office:value="その ピッチャー は とちゅう で かえられた。">
            <text:p>その ピッチャー は とちゅう で かえられた。</text:p>
          </table:table-cell>
          <table:table-cell office:value-type="string" office:value="The pitcher was changed in the middle.">
            <text:p>The pitcher was changed in the midd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四角">
            <text:p>四角</text:p>
          </table:table-cell>
          <table:table-cell office:value-type="string" office:value="しかく">
            <text:p>しかく</text:p>
          </table:table-cell>
          <table:table-cell office:value-type="string" office:value="square">
            <text:p>square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紙を四角に切ってください。">
            <text:p>紙を四角に切ってください。</text:p>
          </table:table-cell>
          <table:table-cell office:value-type="string" office:value="かみ を しかく に きって ください。">
            <text:p>かみ を しかく に きって ください。</text:p>
          </table:table-cell>
          <table:table-cell office:value-type="string" office:value="Please cut the paper into a square.">
            <text:p>Please cut the paper into a square.</text:p>
          </table:table-cell>
          <table:table-cell office:value-type="string" office:value="名前はこの四角の中に書いてください。">
            <text:p>名前はこの四角の中に書いてください。</text:p>
          </table:table-cell>
          <table:table-cell office:value-type="string" office:value="なまえ は この しかく の なか に かいて ください。">
            <text:p>なまえ は この しかく の なか に かいて ください。</text:p>
          </table:table-cell>
          <table:table-cell office:value-type="string" office:value="Please write your name in this square.">
            <text:p>Please write your name in this squa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急行">
            <text:p>急行</text:p>
          </table:table-cell>
          <table:table-cell office:value-type="string" office:value="きゅうこう">
            <text:p>きゅうこう</text:p>
          </table:table-cell>
          <table:table-cell office:value-type="string" office:value="express train">
            <text:p>express trai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ちょうど急行電車が来た。">
            <text:p>ちょうど急行電車が来た。</text:p>
          </table:table-cell>
          <table:table-cell office:value-type="string" office:value="ちょうど きゅうこう でんしゃ が きた。">
            <text:p>ちょうど きゅうこう でんしゃ が きた。</text:p>
          </table:table-cell>
          <table:table-cell office:value-type="string" office:value="The express train just arrived.">
            <text:p>The express train just arrived.</text:p>
          </table:table-cell>
          <table:table-cell office:value-type="string" office:value="急行はその駅には止まりません。">
            <text:p>急行はその駅には止まりません。</text:p>
          </table:table-cell>
          <table:table-cell office:value-type="string" office:value="きゅうこう は その えき に は とまりません。">
            <text:p>きゅうこう は その えき に は とまりません。</text:p>
          </table:table-cell>
          <table:table-cell office:value-type="string" office:value="The express train doesn't stop at that station.">
            <text:p>The express train doesn't stop at that st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交差点">
            <text:p>交差点</text:p>
          </table:table-cell>
          <table:table-cell office:value-type="string" office:value="こうさてん">
            <text:p>こうさてん</text:p>
          </table:table-cell>
          <table:table-cell office:value-type="string" office:value="crossing, intersection">
            <text:p>crossing, intersect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次の交差点を左に曲がってください。">
            <text:p>次の交差点を左に曲がってください。</text:p>
          </table:table-cell>
          <table:table-cell office:value-type="string" office:value="つぎ の こうさてん を ひだり に まがって ください。">
            <text:p>つぎ の こうさてん を ひだり に まがって ください。</text:p>
          </table:table-cell>
          <table:table-cell office:value-type="string" office:value="Please turn left at the next intersection.">
            <text:p>Please turn left at the next intersection.</text:p>
          </table:table-cell>
          <table:table-cell office:value-type="string" office:value="あの交差点で大きな事故がありました。">
            <text:p>あの交差点で大きな事故がありました。</text:p>
          </table:table-cell>
          <table:table-cell office:value-type="string" office:value="あの こうさてん で おおきな じこ が ありました。">
            <text:p>あの こうさてん で おおきな じこ が ありました。</text:p>
          </table:table-cell>
          <table:table-cell office:value-type="string" office:value="There was a big accident at the intersection.">
            <text:p>There was a big accident at the intersec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覚める">
            <text:p>覚める</text:p>
          </table:table-cell>
          <table:table-cell office:value-type="string" office:value="さめる">
            <text:p>さめる</text:p>
          </table:table-cell>
          <table:table-cell office:value-type="string" office:value="awake, wake up (naturally)">
            <text:p>awake, wake up (naturally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今朝は6時に目が覚めた。">
            <text:p>今朝は6時に目が覚めた。</text:p>
          </table:table-cell>
          <table:table-cell office:value-type="string" office:value="けさ は 6じ に め が さめた。">
            <text:p>けさ は 6じ に め が さめた。</text:p>
          </table:table-cell>
          <table:table-cell office:value-type="string" office:value="I woke up at six o'clock this morning.">
            <text:p>I woke up at six o'clock this morning.</text:p>
          </table:table-cell>
          <table:table-cell office:value-type="string" office:value="これが悪い夢なら覚めてほしい。">
            <text:p>これが悪い夢なら覚めてほしい。</text:p>
          </table:table-cell>
          <table:table-cell office:value-type="string" office:value="これ が わるい ゆめ なら さめて ほしい。">
            <text:p>これ が わるい ゆめ なら さめて ほしい。</text:p>
          </table:table-cell>
          <table:table-cell office:value-type="string" office:value="If this is a bad dream, I want to wake up from it.">
            <text:p>If this is a bad dream, I want to wake up from i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昼休み">
            <text:p>昼休み</text:p>
          </table:table-cell>
          <table:table-cell office:value-type="string" office:value="ひるやすみ">
            <text:p>ひるやすみ</text:p>
          </table:table-cell>
          <table:table-cell office:value-type="string" office:value="lunch break">
            <text:p>lunch brea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昼休みに公園に行った。">
            <text:p>昼休みに公園に行った。</text:p>
          </table:table-cell>
          <table:table-cell office:value-type="string" office:value="ひるやすみ に こうえん に いった。">
            <text:p>ひるやすみ に こうえん に いった。</text:p>
          </table:table-cell>
          <table:table-cell office:value-type="string" office:value="I went to the park at lunchtime.">
            <text:p>I went to the park at lunchtime.</text:p>
          </table:table-cell>
          <table:table-cell office:value-type="string" office:value="私の昼休みは1時から2時までです。">
            <text:p>私の昼休みは1時から2時までです。</text:p>
          </table:table-cell>
          <table:table-cell office:value-type="string" office:value="わたし の ひるやすみ は 1 じ から 2 じ まで です。">
            <text:p>わたし の ひるやすみ は 1 じ から 2 じ まで です。</text:p>
          </table:table-cell>
          <table:table-cell office:value-type="string" office:value="My lunch break is from one to two.">
            <text:p>My lunch break is from one to tw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ベルト">
            <text:p>ベルト</text:p>
          </table:table-cell>
          <table:table-cell office:value-type="string" office:value="ベルト">
            <text:p>ベルト</text:p>
          </table:table-cell>
          <table:table-cell office:value-type="string" office:value="belt">
            <text:p>bel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ベルトがきつくなりました。">
            <text:p>ベルトがきつくなりました。</text:p>
          </table:table-cell>
          <table:table-cell office:value-type="string" office:value="ベルト が きつく なりました。">
            <text:p>ベルト が きつく なりました。</text:p>
          </table:table-cell>
          <table:table-cell office:value-type="string" office:value="My belt has gotten tight.">
            <text:p>My belt has gotten tight.</text:p>
          </table:table-cell>
          <table:table-cell office:value-type="string" office:value="革のベルトを買いました。">
            <text:p>革のベルトを買いました。</text:p>
          </table:table-cell>
          <table:table-cell office:value-type="string" office:value="かわ の ベルト を かいました。">
            <text:p>かわ の ベルト を かいました。</text:p>
          </table:table-cell>
          <table:table-cell office:value-type="string" office:value="I bought a leather belt.">
            <text:p>I bought a leather bel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真っ黒">
            <text:p>真っ黒</text:p>
          </table:table-cell>
          <table:table-cell office:value-type="string" office:value="まっくろ">
            <text:p>まっくろ</text:p>
          </table:table-cell>
          <table:table-cell office:value-type="string" office:value="black, jet-black">
            <text:p>black, jet-black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インクで手が真っ黒になった。">
            <text:p>インクで手が真っ黒になった。</text:p>
          </table:table-cell>
          <table:table-cell office:value-type="string" office:value="インク で て が まっくろ に なった 。">
            <text:p>インク で て が まっくろ に なった 。</text:p>
          </table:table-cell>
          <table:table-cell office:value-type="string" office:value="My hands got all black with ink.">
            <text:p>My hands got all black with ink.</text:p>
          </table:table-cell>
          <table:table-cell office:value-type="string" office:value="あなたの髪は真っ黒ですね。">
            <text:p>あなたの髪は真っ黒ですね。</text:p>
          </table:table-cell>
          <table:table-cell office:value-type="string" office:value="あなた の かみ は まっくろ です ね。">
            <text:p>あなた の かみ は まっくろ です ね。</text:p>
          </table:table-cell>
          <table:table-cell office:value-type="string" office:value="Your hair is jet-black.">
            <text:p>Your hair is jet-blac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皆様">
            <text:p>皆様</text:p>
          </table:table-cell>
          <table:table-cell office:value-type="string" office:value="みなさま">
            <text:p>みなさま</text:p>
          </table:table-cell>
          <table:table-cell office:value-type="string" office:value="everyone, ladies and gentlemen">
            <text:p>everyone, ladies and gentleme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皆様、こんにちは。">
            <text:p>皆様、こんにちは。</text:p>
          </table:table-cell>
          <table:table-cell office:value-type="string" office:value="みなさま、こんにちは。">
            <text:p>みなさま、こんにちは。</text:p>
          </table:table-cell>
          <table:table-cell office:value-type="string" office:value="Hello everyone.">
            <text:p>Hello everyone.</text:p>
          </table:table-cell>
          <table:table-cell office:value-type="string" office:value="皆様、お元気ですか。">
            <text:p>皆様、お元気ですか。</text:p>
          </table:table-cell>
          <table:table-cell office:value-type="string" office:value="みなさま、おげんき です か。">
            <text:p>みなさま、おげんき です か。</text:p>
          </table:table-cell>
          <table:table-cell office:value-type="string" office:value="How is everyone?">
            <text:p>How is everyone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ラーメン">
            <text:p>ラーメン</text:p>
          </table:table-cell>
          <table:table-cell office:value-type="string" office:value="ラーメン">
            <text:p>ラーメン</text:p>
          </table:table-cell>
          <table:table-cell office:value-type="string" office:value="ramen (Chinese noodles)">
            <text:p>ramen (Chinese noodles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夕食にラーメンを食べました。">
            <text:p>夕食にラーメンを食べました。</text:p>
          </table:table-cell>
          <table:table-cell office:value-type="string" office:value="ゆうしょく に ラーメン を たべました。">
            <text:p>ゆうしょく に ラーメン を たべました。</text:p>
          </table:table-cell>
          <table:table-cell office:value-type="string" office:value="I ate ramen for supper.">
            <text:p>I ate ramen for supper.</text:p>
          </table:table-cell>
          <table:table-cell office:value-type="string" office:value="私はコーンバターラーメンが大好きです。">
            <text:p>私はコーンバターラーメンが大好きです。</text:p>
          </table:table-cell>
          <table:table-cell office:value-type="string" office:value="わたし は コーン バター ラーメン が だいすき です。">
            <text:p>わたし は コーン バター ラーメン が だいすき です。</text:p>
          </table:table-cell>
          <table:table-cell office:value-type="string" office:value="I love corn and butter ramen.">
            <text:p>I love corn and butter ram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ライター">
            <text:p>ライター</text:p>
          </table:table-cell>
          <table:table-cell office:value-type="string" office:value="ライター">
            <text:p>ライター</text:p>
          </table:table-cell>
          <table:table-cell office:value-type="string" office:value="lighter">
            <text:p>light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店にライターを忘れました。">
            <text:p>店にライターを忘れました。</text:p>
          </table:table-cell>
          <table:table-cell office:value-type="string" office:value="みせ に ライター を わすれました。">
            <text:p>みせ に ライター を わすれました。</text:p>
          </table:table-cell>
          <table:table-cell office:value-type="string" office:value="I forgot my lighter at the shop.">
            <text:p>I forgot my lighter at the shop.</text:p>
          </table:table-cell>
          <table:table-cell office:value-type="string" office:value="ライターを貸してもらえますか。">
            <text:p>ライターを貸してもらえますか。</text:p>
          </table:table-cell>
          <table:table-cell office:value-type="string" office:value="ライター を かして もらえます か。">
            <text:p>ライター を かして もらえます か。</text:p>
          </table:table-cell>
          <table:table-cell office:value-type="string" office:value="Can I borrow your lighter?">
            <text:p>Can I borrow your lighter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ワイシャツ">
            <text:p>ワイシャツ</text:p>
          </table:table-cell>
          <table:table-cell office:value-type="string" office:value="ワイシャツ">
            <text:p>ワイシャツ</text:p>
          </table:table-cell>
          <table:table-cell office:value-type="string" office:value="business shirt, dress shirt">
            <text:p>business shirt, dress shir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白いワイシャツを着ている。">
            <text:p>彼は白いワイシャツを着ている。</text:p>
          </table:table-cell>
          <table:table-cell office:value-type="string" office:value="かれ は しろい ワイシャツ を きて いる。">
            <text:p>かれ は しろい ワイシャツ を きて いる。</text:p>
          </table:table-cell>
          <table:table-cell office:value-type="string" office:value="He's wearing a white shirt.">
            <text:p>He's wearing a white shirt.</text:p>
          </table:table-cell>
          <table:table-cell office:value-type="string" office:value="父はいつもワイシャツにネクタイで会社に行きます。">
            <text:p>父はいつもワイシャツにネクタイで会社に行きます。</text:p>
          </table:table-cell>
          <table:table-cell office:value-type="string" office:value="ちち は いつも ワイシャツ に ネクタイ で かいしゃ に いきます。">
            <text:p>ちち は いつも ワイシャツ に ネクタイ で かいしゃ に いきます。</text:p>
          </table:table-cell>
          <table:table-cell office:value-type="string" office:value="My father always wears a shirt and a tie to work.">
            <text:p>My father always wears a shirt and a tie to 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転ぶ">
            <text:p>転ぶ</text:p>
          </table:table-cell>
          <table:table-cell office:value-type="string" office:value="ころぶ">
            <text:p>ころぶ</text:p>
          </table:table-cell>
          <table:table-cell office:value-type="string" office:value="fall down, fall over">
            <text:p>fall down, fall over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お祖母ちゃんがお風呂場で転んだ。">
            <text:p>お祖母ちゃんがお風呂場で転んだ。</text:p>
          </table:table-cell>
          <table:table-cell office:value-type="string" office:value="おばあちゃん が おふろば で ころんだ。">
            <text:p>おばあちゃん が おふろば で ころんだ。</text:p>
          </table:table-cell>
          <table:table-cell office:value-type="string" office:value="My grandma fell down in the bathroom.">
            <text:p>My grandma fell down in the bathroom.</text:p>
          </table:table-cell>
          <table:table-cell office:value-type="string" office:value="転んでひざを打ちました。">
            <text:p>転んでひざを打ちました。</text:p>
          </table:table-cell>
          <table:table-cell office:value-type="string" office:value="ころんで ひざ を うちました。">
            <text:p>ころんで ひざ を うちました。</text:p>
          </table:table-cell>
          <table:table-cell office:value-type="string" office:value="I fell down and hit my knee.">
            <text:p>I fell down and hit my kne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シャワー">
            <text:p>シャワー</text:p>
          </table:table-cell>
          <table:table-cell office:value-type="string" office:value="シャワー">
            <text:p>シャワー</text:p>
          </table:table-cell>
          <table:table-cell office:value-type="string" office:value="shower">
            <text:p>show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朝、急いでシャワーを浴びました。">
            <text:p>朝、急いでシャワーを浴びました。</text:p>
          </table:table-cell>
          <table:table-cell office:value-type="string" office:value="あさ、いそいで シャワー を あびました。">
            <text:p>あさ、いそいで シャワー を あびました。</text:p>
          </table:table-cell>
          <table:table-cell office:value-type="string" office:value="I took a very quick shower in the morning.">
            <text:p>I took a very quick shower in the morning.</text:p>
          </table:table-cell>
          <table:table-cell office:value-type="string" office:value="私は朝、シャワーを浴びます。">
            <text:p>私は朝、シャワーを浴びます。</text:p>
          </table:table-cell>
          <table:table-cell office:value-type="string" office:value="わたし は あさ、 シャワー を あびます。">
            <text:p>わたし は あさ、 シャワー を あびます。</text:p>
          </table:table-cell>
          <table:table-cell office:value-type="string" office:value="I take a shower in the morning.">
            <text:p>I take a shower in the morn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扇風機">
            <text:p>扇風機</text:p>
          </table:table-cell>
          <table:table-cell office:value-type="string" office:value="せんぷうき">
            <text:p>せんぷうき</text:p>
          </table:table-cell>
          <table:table-cell office:value-type="string" office:value="electric fan">
            <text:p>electric fa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暑いから扇風機をつけよう。">
            <text:p>暑いから扇風機をつけよう。</text:p>
          </table:table-cell>
          <table:table-cell office:value-type="string" office:value="あつい から せんぷうき を つけよう。">
            <text:p>あつい から せんぷうき を つけよう。</text:p>
          </table:table-cell>
          <table:table-cell office:value-type="string" office:value="It's hot, so let's turn on the fan.">
            <text:p>It's hot, so let's turn on the fan.</text:p>
          </table:table-cell>
          <table:table-cell office:value-type="string" office:value="寒いので扇風機を止めてください。">
            <text:p>寒いので扇風機を止めてください。</text:p>
          </table:table-cell>
          <table:table-cell office:value-type="string" office:value="さむい ので せんぷうき を とめて ください。">
            <text:p>さむい ので せんぷうき を とめて ください。</text:p>
          </table:table-cell>
          <table:table-cell office:value-type="string" office:value="It's cold, so please stop the electric fan.">
            <text:p>It's cold, so please stop the electric f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遅刻">
            <text:p>遅刻</text:p>
          </table:table-cell>
          <table:table-cell office:value-type="string" office:value="ちこく">
            <text:p>ちこく</text:p>
          </table:table-cell>
          <table:table-cell office:value-type="string" office:value="tardiness, lateness">
            <text:p>tardiness, lateness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遅刻しないでください。">
            <text:p>遅刻しないでください。</text:p>
          </table:table-cell>
          <table:table-cell office:value-type="string" office:value="ちこく しないで ください。">
            <text:p>ちこく しないで ください。</text:p>
          </table:table-cell>
          <table:table-cell office:value-type="string" office:value="Please don't be late.">
            <text:p>Please don't be late.</text:p>
          </table:table-cell>
          <table:table-cell office:value-type="string" office:value="彼は時々遅刻します。">
            <text:p>彼は時々遅刻します。</text:p>
          </table:table-cell>
          <table:table-cell office:value-type="string" office:value="かれ は ときどき ちこく します。">
            <text:p>かれ は ときどき ちこく します。</text:p>
          </table:table-cell>
          <table:table-cell office:value-type="string" office:value="He's sometimes late.">
            <text:p>He's sometimes la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釣る">
            <text:p>釣る</text:p>
          </table:table-cell>
          <table:table-cell office:value-type="string" office:value="つる">
            <text:p>つる</text:p>
          </table:table-cell>
          <table:table-cell office:value-type="string" office:value="fish, catch">
            <text:p>fish, catch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昨日大きな魚を釣りました。">
            <text:p>昨日大きな魚を釣りました。</text:p>
          </table:table-cell>
          <table:table-cell office:value-type="string" office:value="きのう おおきな さかな を つりました。">
            <text:p>きのう おおきな さかな を つりました。</text:p>
          </table:table-cell>
          <table:table-cell office:value-type="string" office:value="I caught a big fish yesterday.">
            <text:p>I caught a big fish yesterday.</text:p>
          </table:table-cell>
          <table:table-cell office:value-type="string" office:value="今日は魚が一匹も釣れませんでした。">
            <text:p>今日は魚が一匹も釣れませんでした。</text:p>
          </table:table-cell>
          <table:table-cell office:value-type="string" office:value="きょう は さかな が いっぴき も つれません でした。">
            <text:p>きょう は さかな が いっぴき も つれません でした。</text:p>
          </table:table-cell>
          <table:table-cell office:value-type="string" office:value="I couldn't catch any fish today.">
            <text:p>I couldn't catch any fish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うどん">
            <text:p>うどん</text:p>
          </table:table-cell>
          <table:table-cell office:value-type="string" office:value="うどん">
            <text:p>うどん</text:p>
          </table:table-cell>
          <table:table-cell office:value-type="string" office:value="Japanese wheat noodles">
            <text:p>Japanese wheat noodle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お昼にうどんを食べました。">
            <text:p>私はお昼にうどんを食べました。</text:p>
          </table:table-cell>
          <table:table-cell office:value-type="string" office:value="わたし は おひる に うどん を たべました。">
            <text:p>わたし は おひる に うどん を たべました。</text:p>
          </table:table-cell>
          <table:table-cell office:value-type="string" office:value="I ate udon noodles for lunch.">
            <text:p>I ate udon noodles for lunch.</text:p>
          </table:table-cell>
          <table:table-cell office:value-type="string" office:value="香川県はうどんで有名です。">
            <text:p>香川県はうどんで有名です。</text:p>
          </table:table-cell>
          <table:table-cell office:value-type="string" office:value="かがわ けん は うどん で ゆうめい です。">
            <text:p>かがわ けん は うどん で ゆうめい です。</text:p>
          </table:table-cell>
          <table:table-cell office:value-type="string" office:value="Kagawa prefecture is famous for udon noodles.">
            <text:p>Kagawa prefecture is famous for udon noodl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仮名">
            <text:p>仮名</text:p>
          </table:table-cell>
          <table:table-cell office:value-type="string" office:value="かな">
            <text:p>かな</text:p>
          </table:table-cell>
          <table:table-cell office:value-type="string" office:value="kana">
            <text:p>kana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お名前に仮名を振ってください。">
            <text:p>お名前に仮名を振ってください。</text:p>
          </table:table-cell>
          <table:table-cell office:value-type="string" office:value="おなまえ に かな を ふって ください。">
            <text:p>おなまえ に かな を ふって ください。</text:p>
          </table:table-cell>
          <table:table-cell office:value-type="string" office:value="Please write the pronunciation of your name in kana.">
            <text:p>Please write the pronunciation of your name in kana.</text:p>
          </table:table-cell>
          <table:table-cell office:value-type="string" office:value="日本語では漢字と仮名で文を書きます。">
            <text:p>日本語では漢字と仮名で文を書きます。</text:p>
          </table:table-cell>
          <table:table-cell office:value-type="string" office:value="にほん ご で は かんじ と かな で ぶん を かきます。">
            <text:p>にほん ご で は かんじ と かな で ぶん を かきます。</text:p>
          </table:table-cell>
          <table:table-cell office:value-type="string" office:value="In Japanese we write sentences in Kanji and Kana.">
            <text:p>In Japanese we write sentences in Kanji and Kan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記念日">
            <text:p>記念日</text:p>
          </table:table-cell>
          <table:table-cell office:value-type="string" office:value="きねんび">
            <text:p>きねんび</text:p>
          </table:table-cell>
          <table:table-cell office:value-type="string" office:value="memorial day, anniversary">
            <text:p>memorial day, anniversar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日は両親の結婚記念日です。">
            <text:p>今日は両親の結婚記念日です。</text:p>
          </table:table-cell>
          <table:table-cell office:value-type="string" office:value="きょう は りょうしん の けっこん きねんび です。">
            <text:p>きょう は りょうしん の けっこん きねんび です。</text:p>
          </table:table-cell>
          <table:table-cell office:value-type="string" office:value="Today's my parents' wedding anniversary.">
            <text:p>Today's my parents' wedding anniversary.</text:p>
          </table:table-cell>
          <table:table-cell office:value-type="string" office:value="六月十日は時の記念日です。">
            <text:p>六月十日は時の記念日です。</text:p>
          </table:table-cell>
          <table:table-cell office:value-type="string" office:value="ろく がつ とおか は とき の きねんび です。">
            <text:p>ろく がつ とおか は とき の きねんび です。</text:p>
          </table:table-cell>
          <table:table-cell office:value-type="string" office:value="June 10th is Time Day.">
            <text:p>June 10th is Time 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下り">
            <text:p>下り</text:p>
          </table:table-cell>
          <table:table-cell office:value-type="string" office:value="くだり">
            <text:p>くだり</text:p>
          </table:table-cell>
          <table:table-cell office:value-type="string" office:value="going down, going away from a central place">
            <text:p>going down, going away from a central plac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もうすぐ下りの電車が発車します。">
            <text:p>もうすぐ下りの電車が発車します。</text:p>
          </table:table-cell>
          <table:table-cell office:value-type="string" office:value="もう すぐ くだり の でんしゃ が はっしゃ します。">
            <text:p>もう すぐ くだり の でんしゃ が はっしゃ します。</text:p>
          </table:table-cell>
          <table:table-cell office:value-type="string" office:value="The train out of the city is leaving.">
            <text:p>The train out of the city is leaving.</text:p>
          </table:table-cell>
          <table:table-cell office:value-type="string" office:value="ここからは急な下りが続きます。">
            <text:p>ここからは急な下りが続きます。</text:p>
          </table:table-cell>
          <table:table-cell office:value-type="string" office:value="ここ から は きゅうな くだり が つづきます。">
            <text:p>ここ から は きゅうな くだり が つづきます。</text:p>
          </table:table-cell>
          <table:table-cell office:value-type="string" office:value="There is a steep descent starting from here.">
            <text:p>There is a steep descent starting from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掲示板">
            <text:p>掲示板</text:p>
          </table:table-cell>
          <table:table-cell office:value-type="string" office:value="けいじばん">
            <text:p>けいじばん</text:p>
          </table:table-cell>
          <table:table-cell office:value-type="string" office:value="notice board, bulletin board">
            <text:p>notice board, bulletin boar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掲示板のお知らせを見ましたか。">
            <text:p>掲示板のお知らせを見ましたか。</text:p>
          </table:table-cell>
          <table:table-cell office:value-type="string" office:value="けいじばん の おしらせ を みました か。">
            <text:p>けいじばん の おしらせ を みました か。</text:p>
          </table:table-cell>
          <table:table-cell office:value-type="string" office:value="Did you see the notice on the bulletin board?">
            <text:p>Did you see the notice on the bulletin board?</text:p>
          </table:table-cell>
          <table:table-cell office:value-type="string" office:value="私は掲示板でアルバイトを見つけました。">
            <text:p>私は掲示板でアルバイトを見つけました。</text:p>
          </table:table-cell>
          <table:table-cell office:value-type="string" office:value="わたし は けいじばん で アルバイト を みつけました。">
            <text:p>わたし は けいじばん で アルバイト を みつけました。</text:p>
          </table:table-cell>
          <table:table-cell office:value-type="string" office:value="I found a part-time job on the bulletin board.">
            <text:p>I found a part-time job on the bulletin boar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凍る">
            <text:p>凍る</text:p>
          </table:table-cell>
          <table:table-cell office:value-type="string" office:value="こおる">
            <text:p>こおる</text:p>
          </table:table-cell>
          <table:table-cell office:value-type="string" office:value="freeze">
            <text:p>freez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寒い朝は道路が凍ります。">
            <text:p>寒い朝は道路が凍ります。</text:p>
          </table:table-cell>
          <table:table-cell office:value-type="string" office:value="さむい あさ は どうろ が こおります。">
            <text:p>さむい あさ は どうろ が こおります。</text:p>
          </table:table-cell>
          <table:table-cell office:value-type="string" office:value="The roads freeze on cold mornings.">
            <text:p>The roads freeze on cold mornings.</text:p>
          </table:table-cell>
          <table:table-cell office:value-type="string" office:value="寒くてまつげまで凍ります。">
            <text:p>寒くてまつげまで凍ります。</text:p>
          </table:table-cell>
          <table:table-cell office:value-type="string" office:value="さむくて まつげ まで こおります 。">
            <text:p>さむくて まつげ まで こおります 。</text:p>
          </table:table-cell>
          <table:table-cell office:value-type="string" office:value="It's so cold that even eyelashes freeze.">
            <text:p>It's so cold that even eyelashes freez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ごみ">
            <text:p>ごみ</text:p>
          </table:table-cell>
          <table:table-cell office:value-type="string" office:value="ごみ">
            <text:p>ごみ</text:p>
          </table:table-cell>
          <table:table-cell office:value-type="string" office:value="trash">
            <text:p>tras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日はごみの日だ。">
            <text:p>今日はごみの日だ。</text:p>
          </table:table-cell>
          <table:table-cell office:value-type="string" office:value="きょう は ごみ の ひ だ。">
            <text:p>きょう は ごみ の ひ だ。</text:p>
          </table:table-cell>
          <table:table-cell office:value-type="string" office:value="Today is the garbage day.">
            <text:p>Today is the garbage day.</text:p>
          </table:table-cell>
          <table:table-cell office:value-type="string" office:value="ごみはそこの角に出してください。">
            <text:p>ごみはそこの角に出してください。</text:p>
          </table:table-cell>
          <table:table-cell office:value-type="string" office:value="ごみ は そこ の かど に だして ください。">
            <text:p>ごみ は そこ の かど に だして ください。</text:p>
          </table:table-cell>
          <table:table-cell office:value-type="string" office:value="Please take garbage to the corner there.">
            <text:p>Please take garbage to the corner t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スーパーマーケット">
            <text:p>スーパーマーケット</text:p>
          </table:table-cell>
          <table:table-cell office:value-type="string" office:value="スーパーマーケット">
            <text:p>スーパーマーケット</text:p>
          </table:table-cell>
          <table:table-cell office:value-type="string" office:value="supermarket">
            <text:p>supermarke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スーパーマーケットでにんじんを買った。">
            <text:p>スーパーマーケットでにんじんを買った。</text:p>
          </table:table-cell>
          <table:table-cell office:value-type="string" office:value="スーパーマーケット で にんじん を かった 。">
            <text:p>スーパーマーケット で にんじん を かった 。</text:p>
          </table:table-cell>
          <table:table-cell office:value-type="string" office:value="I bought carrots at the supermarket.">
            <text:p>I bought carrots at the supermarket.</text:p>
          </table:table-cell>
          <table:table-cell office:value-type="string" office:value="このスーパーマーケットは10時に閉まります。">
            <text:p>このスーパーマーケットは10時に閉まります。</text:p>
          </table:table-cell>
          <table:table-cell office:value-type="string" office:value="この スーパーマーケット は 10 じ に しまります。">
            <text:p>この スーパーマーケット は 10 じ に しまります。</text:p>
          </table:table-cell>
          <table:table-cell office:value-type="string" office:value="This supermarket closes at ten o'clock.">
            <text:p>This supermarket closes at ten o'cloc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ぶらぶら">
            <text:p>ぶらぶら</text:p>
          </table:table-cell>
          <table:table-cell office:value-type="string" office:value="ぶらぶら">
            <text:p>ぶらぶら</text:p>
          </table:table-cell>
          <table:table-cell office:value-type="string" office:value="aimlessly, idly">
            <text:p>aimlessly, idl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朝、近所をぶらぶらした。">
            <text:p>朝、近所をぶらぶらした。</text:p>
          </table:table-cell>
          <table:table-cell office:value-type="string" office:value="あさ、きんじょ を ぶらぶら した。">
            <text:p>あさ、きんじょ を ぶらぶら した。</text:p>
          </table:table-cell>
          <table:table-cell office:value-type="string" office:value="I wandered around the neighborhood aimlessly this morning.">
            <text:p>I wandered around the neighborhood aimlessly this morning.</text:p>
          </table:table-cell>
          <table:table-cell office:value-type="string" office:value="今日は公園をぶらぶら散歩しました。">
            <text:p>今日は公園をぶらぶら散歩しました。</text:p>
          </table:table-cell>
          <table:table-cell office:value-type="string" office:value="きょう は こうえん を ぶらぶら さんぽ しました。">
            <text:p>きょう は こうえん を ぶらぶら さんぽ しました。</text:p>
          </table:table-cell>
          <table:table-cell office:value-type="string" office:value="I aimlessly walked (wandered) around the park today.">
            <text:p>I aimlessly walked (wandered) around the park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アナウンサー">
            <text:p>アナウンサー</text:p>
          </table:table-cell>
          <table:table-cell office:value-type="string" office:value="アナウンサー">
            <text:p>アナウンサー</text:p>
          </table:table-cell>
          <table:table-cell office:value-type="string" office:value="announcer">
            <text:p>announc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アナウンサーになりたい。">
            <text:p>私はアナウンサーになりたい。</text:p>
          </table:table-cell>
          <table:table-cell office:value-type="string" office:value="わたし は アナウンサー に なりたい。">
            <text:p>わたし は アナウンサー に なりたい。</text:p>
          </table:table-cell>
          <table:table-cell office:value-type="string" office:value="I want to become an announcer.">
            <text:p>I want to become an announcer.</text:p>
          </table:table-cell>
          <table:table-cell office:value-type="string" office:value="そのアナウンサーは毎日テレビに出ています。">
            <text:p>そのアナウンサーは毎日テレビに出ています。</text:p>
          </table:table-cell>
          <table:table-cell office:value-type="string" office:value="その アナウンサー は まいにち テレビ に でて います。">
            <text:p>その アナウンサー は まいにち テレビ に でて います。</text:p>
          </table:table-cell>
          <table:table-cell office:value-type="string" office:value="The news anchor appears on TV every day.">
            <text:p>The news anchor appears on TV every 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自炊">
            <text:p>自炊</text:p>
          </table:table-cell>
          <table:table-cell office:value-type="string" office:value="じすい">
            <text:p>じすい</text:p>
          </table:table-cell>
          <table:table-cell office:value-type="string" office:value="cooking (for oneself)">
            <text:p>cooking (for oneself)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私は毎日、自炊している。">
            <text:p>私は毎日、自炊している。</text:p>
          </table:table-cell>
          <table:table-cell office:value-type="string" office:value="わたし は まいにち、じすい して いる。">
            <text:p>わたし は まいにち、じすい して いる。</text:p>
          </table:table-cell>
          <table:table-cell office:value-type="string" office:value="I cook for myself every day.">
            <text:p>I cook for myself every day.</text:p>
          </table:table-cell>
          <table:table-cell office:value-type="string" office:value="私は料理ができないので、自炊は無理です。">
            <text:p>私は料理ができないので、自炊は無理です。</text:p>
          </table:table-cell>
          <table:table-cell office:value-type="string" office:value="わたし は りょうり が できない ので、じすい は むり です。">
            <text:p>わたし は りょうり が できない ので、じすい は むり です。</text:p>
          </table:table-cell>
          <table:table-cell office:value-type="string" office:value="I can't cook, so it's impossible for me to cook for myself.">
            <text:p>I can't cook, so it's impossible for me to cook for mysel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止める">
            <text:p>止める</text:p>
          </table:table-cell>
          <table:table-cell office:value-type="string" office:value="とめる">
            <text:p>とめる</text:p>
          </table:table-cell>
          <table:table-cell office:value-type="string" office:value="stop (something/someone)">
            <text:p>stop (something/someone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車を止めて。">
            <text:p>車を止めて。</text:p>
          </table:table-cell>
          <table:table-cell office:value-type="string" office:value="くるま を とめて。">
            <text:p>くるま を とめて。</text:p>
          </table:table-cell>
          <table:table-cell office:value-type="string" office:value="Stop the car.">
            <text:p>Stop the car.</text:p>
          </table:table-cell>
          <table:table-cell office:value-type="string" office:value="このまま時間を止めたい。">
            <text:p>このまま時間を止めたい。</text:p>
          </table:table-cell>
          <table:table-cell office:value-type="string" office:value="この まま じかん を とめたい。">
            <text:p>この まま じかん を とめたい。</text:p>
          </table:table-cell>
          <table:table-cell office:value-type="string" office:value="I want to stop time (in this moment).">
            <text:p>I want to stop time (in this moment)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年下">
            <text:p>年下</text:p>
          </table:table-cell>
          <table:table-cell office:value-type="string" office:value="としした">
            <text:p>としした</text:p>
          </table:table-cell>
          <table:table-cell office:value-type="string" office:value="younger, junior">
            <text:p>younger, junio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奥さんより年下です。">
            <text:p>彼は奥さんより年下です。</text:p>
          </table:table-cell>
          <table:table-cell office:value-type="string" office:value="かれ は おくさん より としした です。">
            <text:p>かれ は おくさん より としした です。</text:p>
          </table:table-cell>
          <table:table-cell office:value-type="string" office:value="He's younger than his wife.">
            <text:p>He's younger than his wife.</text:p>
          </table:table-cell>
          <table:table-cell office:value-type="string" office:value="彼女は年下の男の人が好きです。">
            <text:p>彼女は年下の男の人が好きです。</text:p>
          </table:table-cell>
          <table:table-cell office:value-type="string" office:value="かのじょ は としした の おとこ の ひと が すき です。">
            <text:p>かのじょ は としした の おとこ の ひと が すき です。</text:p>
          </table:table-cell>
          <table:table-cell office:value-type="string" office:value="She likes men younger than her.">
            <text:p>She likes men younger than 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治す">
            <text:p>治す</text:p>
          </table:table-cell>
          <table:table-cell office:value-type="string" office:value="なおす">
            <text:p>なおす</text:p>
          </table:table-cell>
          <table:table-cell office:value-type="string" office:value="cure (something)">
            <text:p>cure (something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早く風邪を治してください。">
            <text:p>早く風邪を治してください。</text:p>
          </table:table-cell>
          <table:table-cell office:value-type="string" office:value="はやく かぜ を なおして ください。">
            <text:p>はやく かぜ を なおして ください。</text:p>
          </table:table-cell>
          <table:table-cell office:value-type="string" office:value="I hope your cold gets better soon.">
            <text:p>I hope your cold gets better soon.</text:p>
          </table:table-cell>
          <table:table-cell office:value-type="string" office:value="母の病気を治してください。">
            <text:p>母の病気を治してください。</text:p>
          </table:table-cell>
          <table:table-cell office:value-type="string" office:value="はは の びょうき を なおして ください。">
            <text:p>はは の びょうき を なおして ください。</text:p>
          </table:table-cell>
          <table:table-cell office:value-type="string" office:value="Please cure my mother's illness.">
            <text:p>Please cure my mother's illne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箸">
            <text:p>箸</text:p>
          </table:table-cell>
          <table:table-cell office:value-type="string" office:value="はし">
            <text:p>はし</text:p>
          </table:table-cell>
          <table:table-cell office:value-type="string" office:value="chopsticks">
            <text:p>chopstick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箸を上手に使えるよ。">
            <text:p>箸を上手に使えるよ。</text:p>
          </table:table-cell>
          <table:table-cell office:value-type="string" office:value="はし を じょうず に つかえる よ。">
            <text:p>はし を じょうず に つかえる よ。</text:p>
          </table:table-cell>
          <table:table-cell office:value-type="string" office:value="I'm good at using chopsticks.">
            <text:p>I'm good at using chopsticks.</text:p>
          </table:table-cell>
          <table:table-cell office:value-type="string" office:value="お箸の使い方を直しなさい。">
            <text:p>お箸の使い方を直しなさい。</text:p>
          </table:table-cell>
          <table:table-cell office:value-type="string" office:value="おはし の つかいかた を なおしなさい。">
            <text:p>おはし の つかいかた を なおしなさい。</text:p>
          </table:table-cell>
          <table:table-cell office:value-type="string" office:value="Fix the way you use chopsticks.">
            <text:p>Fix the way you use chopstick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花見">
            <text:p>花見</text:p>
          </table:table-cell>
          <table:table-cell office:value-type="string" office:value="はなみ">
            <text:p>はなみ</text:p>
          </table:table-cell>
          <table:table-cell office:value-type="string" office:value="flower viewing">
            <text:p>flower viewin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友達と花見をしました。">
            <text:p>友達と花見をしました。</text:p>
          </table:table-cell>
          <table:table-cell office:value-type="string" office:value="ともだち と はなみ を しました。">
            <text:p>ともだち と はなみ を しました。</text:p>
          </table:table-cell>
          <table:table-cell office:value-type="string" office:value="I went cherry blossom-viewing with my friend.">
            <text:p>I went cherry blossom-viewing with my friend.</text:p>
          </table:table-cell>
          <table:table-cell office:value-type="string" office:value="今日は公園にお花見に行きましょう。">
            <text:p>今日は公園にお花見に行きましょう。</text:p>
          </table:table-cell>
          <table:table-cell office:value-type="string" office:value="きょう は こうえん に おはなみ に いきましょう。">
            <text:p>きょう は こうえん に おはなみ に いきましょう。</text:p>
          </table:table-cell>
          <table:table-cell office:value-type="string" office:value="Let's go flower-viewing in the park today.">
            <text:p>Let's go flower-viewing in the park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引き出し">
            <text:p>引き出し</text:p>
          </table:table-cell>
          <table:table-cell office:value-type="string" office:value="ひきだし">
            <text:p>ひきだし</text:p>
          </table:table-cell>
          <table:table-cell office:value-type="string" office:value="drawer">
            <text:p>draw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財布は引き出しの中にあります。">
            <text:p>財布は引き出しの中にあります。</text:p>
          </table:table-cell>
          <table:table-cell office:value-type="string" office:value="さいふ は ひきだし の なか に あります。">
            <text:p>さいふ は ひきだし の なか に あります。</text:p>
          </table:table-cell>
          <table:table-cell office:value-type="string" office:value="My purse is in the drawer.">
            <text:p>My purse is in the drawer.</text:p>
          </table:table-cell>
          <table:table-cell office:value-type="string" office:value="ハンカチはいちばん上の引き出しに入っています。">
            <text:p>ハンカチはいちばん上の引き出しに入っています。</text:p>
          </table:table-cell>
          <table:table-cell office:value-type="string" office:value="ハンカチ は いちばん うえ の ひきだし に はいって います。">
            <text:p>ハンカチ は いちばん うえ の ひきだし に はいって います。</text:p>
          </table:table-cell>
          <table:table-cell office:value-type="string" office:value="Handkerchiefs are in the top drawer.">
            <text:p>Handkerchiefs are in the top draw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訳">
            <text:p>訳</text:p>
          </table:table-cell>
          <table:table-cell office:value-type="string" office:value="やく">
            <text:p>やく</text:p>
          </table:table-cell>
          <table:table-cell office:value-type="string" office:value="translation">
            <text:p>translat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の文の訳を読みました。">
            <text:p>その文の訳を読みました。</text:p>
          </table:table-cell>
          <table:table-cell office:value-type="string" office:value="その ぶん の やく を よみました。">
            <text:p>その ぶん の やく を よみました。</text:p>
          </table:table-cell>
          <table:table-cell office:value-type="string" office:value="I read a translation of that sentence.">
            <text:p>I read a translation of that sentence.</text:p>
          </table:table-cell>
          <table:table-cell office:value-type="string" office:value="この日本語訳は間違っています。">
            <text:p>この日本語訳は間違っています。</text:p>
          </table:table-cell>
          <table:table-cell office:value-type="string" office:value="この にほん ご やく は まちがって います。">
            <text:p>この にほん ご やく は まちがって います。</text:p>
          </table:table-cell>
          <table:table-cell office:value-type="string" office:value="This Japanese translation is wrong.">
            <text:p>This Japanese translation is wro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いかが">
            <text:p>いかが</text:p>
          </table:table-cell>
          <table:table-cell office:value-type="string" office:value="いかが">
            <text:p>いかが</text:p>
          </table:table-cell>
          <table:table-cell office:value-type="string" office:value="how (polite)">
            <text:p>how (polite)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お加減はいかがですか。">
            <text:p>お加減はいかがですか。</text:p>
          </table:table-cell>
          <table:table-cell office:value-type="string" office:value="おかげん は いかが です か。">
            <text:p>おかげん は いかが です か。</text:p>
          </table:table-cell>
          <table:table-cell office:value-type="string" office:value="How are you feeling?">
            <text:p>How are you feeling?</text:p>
          </table:table-cell>
          <table:table-cell office:value-type="string" office:value="来週の水曜日はご都合いかがですか。">
            <text:p>来週の水曜日はご都合いかがですか。</text:p>
          </table:table-cell>
          <table:table-cell office:value-type="string" office:value="らいしゅう の すいようび は ごつごう いかが です か。">
            <text:p>らいしゅう の すいようび は ごつごう いかが です か。</text:p>
          </table:table-cell>
          <table:table-cell office:value-type="string" office:value="How about next Wednesday?">
            <text:p>How about next Wednesday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交通費">
            <text:p>交通費</text:p>
          </table:table-cell>
          <table:table-cell office:value-type="string" office:value="こうつうひ">
            <text:p>こうつうひ</text:p>
          </table:table-cell>
          <table:table-cell office:value-type="string" office:value="traveling expense, transportation fee">
            <text:p>traveling expense, transportation fe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会社までの交通費は1か月8,000円です。">
            <text:p>会社までの交通費は1か月8,000円です。</text:p>
          </table:table-cell>
          <table:table-cell office:value-type="string" office:value="かいしゃ まで の こうつうひ は いっかげつ 8000 えん です。">
            <text:p>かいしゃ まで の こうつうひ は いっかげつ 8000 えん です。</text:p>
          </table:table-cell>
          <table:table-cell office:value-type="string" office:value="Transportation to the company costs 8,000 yen a month.">
            <text:p>Transportation to the company costs 8,000 yen a month.</text:p>
          </table:table-cell>
          <table:table-cell office:value-type="string" office:value="広島までの交通費を調べてください。">
            <text:p>広島までの交通費を調べてください。</text:p>
          </table:table-cell>
          <table:table-cell office:value-type="string" office:value="ひろしま まで の こうつうひ を しらべて ください。">
            <text:p>ひろしま まで の こうつうひ を しらべて ください。</text:p>
          </table:table-cell>
          <table:table-cell office:value-type="string" office:value="Please check the fare to Hiroshima.">
            <text:p>Please check the fare to Hiroshim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ステレオ">
            <text:p>ステレオ</text:p>
          </table:table-cell>
          <table:table-cell office:value-type="string" office:value="ステレオ">
            <text:p>ステレオ</text:p>
          </table:table-cell>
          <table:table-cell office:value-type="string" office:value="stereo">
            <text:p>stereo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ステレオで音楽を聞いた。">
            <text:p>彼はステレオで音楽を聞いた。</text:p>
          </table:table-cell>
          <table:table-cell office:value-type="string" office:value="かれ は ステレオ で おんがく を きいた。">
            <text:p>かれ は ステレオ で おんがく を きいた。</text:p>
          </table:table-cell>
          <table:table-cell office:value-type="string" office:value="He listened to music on the stereo.">
            <text:p>He listened to music on the stereo.</text:p>
          </table:table-cell>
          <table:table-cell office:value-type="string" office:value="このステレオは音がとてもいいです。">
            <text:p>このステレオは音がとてもいいです。</text:p>
          </table:table-cell>
          <table:table-cell office:value-type="string" office:value="この ステレオ は おと が とても いい です。">
            <text:p>この ステレオ は おと が とても いい です。</text:p>
          </table:table-cell>
          <table:table-cell office:value-type="string" office:value="The sound of this stereo is very good.">
            <text:p>The sound of this stereo is very goo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再会">
            <text:p>再会</text:p>
          </table:table-cell>
          <table:table-cell office:value-type="string" office:value="さいかい">
            <text:p>さいかい</text:p>
          </table:table-cell>
          <table:table-cell office:value-type="string" office:value="meeting again, reunion">
            <text:p>meeting again, reun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らは互いに再会を喜んだの。">
            <text:p>彼らは互いに再会を喜んだの。</text:p>
          </table:table-cell>
          <table:table-cell office:value-type="string" office:value="かれら は たがい に さいかい を よろこんだ の。">
            <text:p>かれら は たがい に さいかい を よろこんだ の。</text:p>
          </table:table-cell>
          <table:table-cell office:value-type="string" office:value="They were both very happy to see each other again.">
            <text:p>They were both very happy to see each other again.</text:p>
          </table:table-cell>
          <table:table-cell office:value-type="string" office:value="彼らは10年ぶりに再会しました。">
            <text:p>彼らは10年ぶりに再会しました。</text:p>
          </table:table-cell>
          <table:table-cell office:value-type="string" office:value="かれら は 10 ねん ぶり に さいかい しました。">
            <text:p>かれら は 10 ねん ぶり に さいかい しました。</text:p>
          </table:table-cell>
          <table:table-cell office:value-type="string" office:value="They were reunited with each other after 10 years.">
            <text:p>They were reunited with each other after 10 yea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滑る">
            <text:p>滑る</text:p>
          </table:table-cell>
          <table:table-cell office:value-type="string" office:value="すべる">
            <text:p>すべる</text:p>
          </table:table-cell>
          <table:table-cell office:value-type="string" office:value="slide, slip">
            <text:p>slide, slip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雪の上を滑った。">
            <text:p>彼は雪の上を滑った。</text:p>
          </table:table-cell>
          <table:table-cell office:value-type="string" office:value="かれ は ゆき の うえ を すべった。">
            <text:p>かれ は ゆき の うえ を すべった。</text:p>
          </table:table-cell>
          <table:table-cell office:value-type="string" office:value="He slipped on the snow.">
            <text:p>He slipped on the snow.</text:p>
          </table:table-cell>
          <table:table-cell office:value-type="string" office:value="雪で道が滑ります。">
            <text:p>雪で道が滑ります。</text:p>
          </table:table-cell>
          <table:table-cell office:value-type="string" office:value="ゆき で みち が すべります。">
            <text:p>ゆき で みち が すべります。</text:p>
          </table:table-cell>
          <table:table-cell office:value-type="string" office:value="The road is slippery due to the snow.">
            <text:p>The road is slippery due to the s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早口">
            <text:p>早口</text:p>
          </table:table-cell>
          <table:table-cell office:value-type="string" office:value="はやくち">
            <text:p>はやくち</text:p>
          </table:table-cell>
          <table:table-cell office:value-type="string" office:value="speaking fast">
            <text:p>speaking fas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早口だ。">
            <text:p>彼女は早口だ。</text:p>
          </table:table-cell>
          <table:table-cell office:value-type="string" office:value="かのじょ は はやくち だ。">
            <text:p>かのじょ は はやくち だ。</text:p>
          </table:table-cell>
          <table:table-cell office:value-type="string" office:value="She talks fast.">
            <text:p>She talks fast.</text:p>
          </table:table-cell>
          <table:table-cell office:value-type="string" office:value="彼は早口で、何を言っているか分かりません。">
            <text:p>彼は早口で、何を言っているか分かりません。</text:p>
          </table:table-cell>
          <table:table-cell office:value-type="string" office:value="かれ は はやくち で、なに を いって いる か わかりません。">
            <text:p>かれ は はやくち で、なに を いって いる か わかりません。</text:p>
          </table:table-cell>
          <table:table-cell office:value-type="string" office:value="He speaks so fast that I don't understand what he's saying.">
            <text:p>He speaks so fast that I don't understand what he's say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裏返す">
            <text:p>裏返す</text:p>
          </table:table-cell>
          <table:table-cell office:value-type="string" office:value="うらがえす">
            <text:p>うらがえす</text:p>
          </table:table-cell>
          <table:table-cell office:value-type="string" office:value="turn over, turn inside out">
            <text:p>turn over, turn inside ou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紙を裏返しました。">
            <text:p>彼は紙を裏返しました。</text:p>
          </table:table-cell>
          <table:table-cell office:value-type="string" office:value="かれ は かみ を うらがえしました。">
            <text:p>かれ は かみ を うらがえしました。</text:p>
          </table:table-cell>
          <table:table-cell office:value-type="string" office:value="He turned the paper over.">
            <text:p>He turned the paper over.</text:p>
          </table:table-cell>
          <table:table-cell office:value-type="string" office:value="5分焼いたら魚を裏返してください。">
            <text:p>5分焼いたら魚を裏返してください。</text:p>
          </table:table-cell>
          <table:table-cell office:value-type="string" office:value="5 ふん やいたら さかな を うらがえして ください。">
            <text:p>5 ふん やいたら さかな を うらがえして ください。</text:p>
          </table:table-cell>
          <table:table-cell office:value-type="string" office:value="After grilling the fish for five minutes, please turn it over.">
            <text:p>After grilling the fish for five minutes, please turn it ov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角">
            <text:p>角</text:p>
          </table:table-cell>
          <table:table-cell office:value-type="string" office:value="かど">
            <text:p>かど</text:p>
          </table:table-cell>
          <table:table-cell office:value-type="string" office:value="corner, edge">
            <text:p>corner, edg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次の角で左に曲がってください。">
            <text:p>次の角で左に曲がってください。</text:p>
          </table:table-cell>
          <table:table-cell office:value-type="string" office:value="つぎ の かど で ひだり に まがって ください。">
            <text:p>つぎ の かど で ひだり に まがって ください。</text:p>
          </table:table-cell>
          <table:table-cell office:value-type="string" office:value="Please turn left at the next corner.">
            <text:p>Please turn left at the next corner.</text:p>
          </table:table-cell>
          <table:table-cell office:value-type="string" office:value="ごみはそこの角に出してください。">
            <text:p>ごみはそこの角に出してください。</text:p>
          </table:table-cell>
          <table:table-cell office:value-type="string" office:value="ごみ は そこ の かど に だして ください。">
            <text:p>ごみ は そこ の かど に だして ください。</text:p>
          </table:table-cell>
          <table:table-cell office:value-type="string" office:value="Please take garbage to the corner there.">
            <text:p>Please take garbage to the corner t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きらきら">
            <text:p>きらきら</text:p>
          </table:table-cell>
          <table:table-cell office:value-type="string" office:value="きらきら">
            <text:p>きらきら</text:p>
          </table:table-cell>
          <table:table-cell office:value-type="string" office:value="sparkling, glittering">
            <text:p>sparkling, glittering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星がきらきら光っている。">
            <text:p>星がきらきら光っている。</text:p>
          </table:table-cell>
          <table:table-cell office:value-type="string" office:value="ほし が きらきら ひかって いる。">
            <text:p>ほし が きらきら ひかって いる。</text:p>
          </table:table-cell>
          <table:table-cell office:value-type="string" office:value="The stars are shining brightly.">
            <text:p>The stars are shining brightly.</text:p>
          </table:table-cell>
          <table:table-cell office:value-type="string" office:value="サッカーをしている時、彼はきらきらしていますね。">
            <text:p>サッカーをしている時、彼はきらきらしていますね。</text:p>
          </table:table-cell>
          <table:table-cell office:value-type="string" office:value="サッカー を して いる とき、かれ は きらきら して います ね。">
            <text:p>サッカー を して いる とき、かれ は きらきら して います ね。</text:p>
          </table:table-cell>
          <table:table-cell office:value-type="string" office:value="When he plays soccer, he shines on the field.">
            <text:p>When he plays soccer, he shines on the fie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三角">
            <text:p>三角</text:p>
          </table:table-cell>
          <table:table-cell office:value-type="string" office:value="さんかく">
            <text:p>さんかく</text:p>
          </table:table-cell>
          <table:table-cell office:value-type="string" office:value="figure, area etc. with three points or angles, triangle">
            <text:p>figure, area etc. with three points or angles, triang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紙を三角に切りました。">
            <text:p>紙を三角に切りました。</text:p>
          </table:table-cell>
          <table:table-cell office:value-type="string" office:value="かみ を さんかく に きりました。">
            <text:p>かみ を さんかく に きりました。</text:p>
          </table:table-cell>
          <table:table-cell office:value-type="string" office:value="I cut the paper into a triangle.">
            <text:p>I cut the paper into a triangle.</text:p>
          </table:table-cell>
          <table:table-cell office:value-type="string" office:value="あの三角屋根の家が私の家です。">
            <text:p>あの三角屋根の家が私の家です。</text:p>
          </table:table-cell>
          <table:table-cell office:value-type="string" office:value="あの さんかく やね の いえ が わたし の いえ です。">
            <text:p>あの さんかく やね の いえ が わたし の いえ です。</text:p>
          </table:table-cell>
          <table:table-cell office:value-type="string" office:value="The house with the triangle-shaped roof is my home.">
            <text:p>The house with the triangle-shaped roof is my ho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激しい">
            <text:p>激しい</text:p>
          </table:table-cell>
          <table:table-cell office:value-type="string" office:value="はげしい">
            <text:p>はげしい</text:p>
          </table:table-cell>
          <table:table-cell office:value-type="string" office:value="violent, intense">
            <text:p>violent, intense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激しい雨が降っています。">
            <text:p>激しい雨が降っています。</text:p>
          </table:table-cell>
          <table:table-cell office:value-type="string" office:value="はげしい あめ が ふって います。">
            <text:p>はげしい あめ が ふって います。</text:p>
          </table:table-cell>
          <table:table-cell office:value-type="string" office:value="It's raining heavily.">
            <text:p>It's raining heavily.</text:p>
          </table:table-cell>
          <table:table-cell office:value-type="string" office:value="彼らは昨日、激しい夫婦喧嘩をしました。">
            <text:p>彼らは昨日、激しい夫婦喧嘩をしました。</text:p>
          </table:table-cell>
          <table:table-cell office:value-type="string" office:value="かれら は きのう 、 はげしい ふうふ けんか を しました 。">
            <text:p>かれら は きのう 、 はげしい ふうふ けんか を しました 。</text:p>
          </table:table-cell>
          <table:table-cell office:value-type="string" office:value="The married couple had an intense fight yesterday.">
            <text:p>The married couple had an intense fight yester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経営">
            <text:p>経営</text:p>
          </table:table-cell>
          <table:table-cell office:value-type="string" office:value="けいえい">
            <text:p>けいえい</text:p>
          </table:table-cell>
          <table:table-cell office:value-type="string" office:value="management, operation">
            <text:p>management, opera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我が社の経営はうまくいっています。">
            <text:p>我が社の経営はうまくいっています。</text:p>
          </table:table-cell>
          <table:table-cell office:value-type="string" office:value="わがしゃ の けいえい は うまく いって います。">
            <text:p>わがしゃ の けいえい は うまく いって います。</text:p>
          </table:table-cell>
          <table:table-cell office:value-type="string" office:value="Our company is well managed.">
            <text:p>Our company is well managed.</text:p>
          </table:table-cell>
          <table:table-cell office:value-type="string" office:value="祖父はタクシー会社を経営していました。">
            <text:p>祖父はタクシー会社を経営していました。</text:p>
          </table:table-cell>
          <table:table-cell office:value-type="string" office:value="そふ は タクシー がいしゃ を けいえい して いました。">
            <text:p>そふ は タクシー がいしゃ を けいえい して いました。</text:p>
          </table:table-cell>
          <table:table-cell office:value-type="string" office:value="My grandfather ran a taxi company.">
            <text:p>My grandfather ran a taxi compan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拡大">
            <text:p>拡大</text:p>
          </table:table-cell>
          <table:table-cell office:value-type="string" office:value="かくだい">
            <text:p>かくだい</text:p>
          </table:table-cell>
          <table:table-cell office:value-type="string" office:value="magnification, enlargement">
            <text:p>magnification, enlargement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この図を拡大コピーしてください。">
            <text:p>この図を拡大コピーしてください。</text:p>
          </table:table-cell>
          <table:table-cell office:value-type="string" office:value="この ず を かくだい コピー して ください。">
            <text:p>この ず を かくだい コピー して ください。</text:p>
          </table:table-cell>
          <table:table-cell office:value-type="string" office:value="Please make enlarged copies of this chart.">
            <text:p>Please make enlarged copies of this chart.</text:p>
          </table:table-cell>
          <table:table-cell office:value-type="string" office:value="この写真を拡大してください。">
            <text:p>この写真を拡大してください。</text:p>
          </table:table-cell>
          <table:table-cell office:value-type="string" office:value="この しゃしん を かくだい して ください。">
            <text:p>この しゃしん を かくだい して ください。</text:p>
          </table:table-cell>
          <table:table-cell office:value-type="string" office:value="Please enlarge this photograph.">
            <text:p>Please enlarge this photograp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姿勢">
            <text:p>姿勢</text:p>
          </table:table-cell>
          <table:table-cell office:value-type="string" office:value="しせい">
            <text:p>しせい</text:p>
          </table:table-cell>
          <table:table-cell office:value-type="string" office:value="posture, position">
            <text:p>posture, posit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あの子はいつも姿勢が悪い。">
            <text:p>あの子はいつも姿勢が悪い。</text:p>
          </table:table-cell>
          <table:table-cell office:value-type="string" office:value="あの こ は いつも しせい が わるい。">
            <text:p>あの こ は いつも しせい が わるい。</text:p>
          </table:table-cell>
          <table:table-cell office:value-type="string" office:value="That kid always has bad posture.">
            <text:p>That kid always has bad posture.</text:p>
          </table:table-cell>
          <table:table-cell office:value-type="string" office:value="もっと姿勢をよくしてください。">
            <text:p>もっと姿勢をよくしてください。</text:p>
          </table:table-cell>
          <table:table-cell office:value-type="string" office:value="もっと しせい を よく して ください。">
            <text:p>もっと しせい を よく して ください。</text:p>
          </table:table-cell>
          <table:table-cell office:value-type="string" office:value="Please improve your posture.">
            <text:p>Please improve your postu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周辺">
            <text:p>周辺</text:p>
          </table:table-cell>
          <table:table-cell office:value-type="string" office:value="しゅうへん">
            <text:p>しゅうへん</text:p>
          </table:table-cell>
          <table:table-cell office:value-type="string" office:value="area, region">
            <text:p>area, reg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周辺には大学が多い。">
            <text:p>この周辺には大学が多い。</text:p>
          </table:table-cell>
          <table:table-cell office:value-type="string" office:value="この しゅうへん に は だいがく が おおい。">
            <text:p>この しゅうへん に は だいがく が おおい。</text:p>
          </table:table-cell>
          <table:table-cell office:value-type="string" office:value="There are a lot of universities in this area.">
            <text:p>There are a lot of universities in this area.</text:p>
          </table:table-cell>
          <table:table-cell office:value-type="string" office:value="東京ディズニーランド周辺にはホテルしかありません。">
            <text:p>東京ディズニーランド周辺にはホテルしかありません。</text:p>
          </table:table-cell>
          <table:table-cell office:value-type="string" office:value="とうきょう ディズニーランド しゅうへん に は ホテル しか ありません。">
            <text:p>とうきょう ディズニーランド しゅうへん に は ホテル しか ありません。</text:p>
          </table:table-cell>
          <table:table-cell office:value-type="string" office:value="There are only hotels around the Tokyo Disneyland area.">
            <text:p>There are only hotels around the Tokyo Disneyland are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他">
            <text:p>他</text:p>
          </table:table-cell>
          <table:table-cell office:value-type="string" office:value="た">
            <text:p>た</text:p>
          </table:table-cell>
          <table:table-cell office:value-type="string" office:value="other (Chinese origin)">
            <text:p>other (Chinese origin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留学生はアジア人が多く、その他は3割です。">
            <text:p>留学生はアジア人が多く、その他は3割です。</text:p>
          </table:table-cell>
          <table:table-cell office:value-type="string" office:value="りゅうがくせい は アジア じん が おおく、そのた は 3 わり です。">
            <text:p>りゅうがくせい は アジア じん が おおく、そのた は 3 わり です。</text:p>
          </table:table-cell>
          <table:table-cell office:value-type="string" office:value="The majority of foreign students are Asian, with 30 percent from other regions.">
            <text:p>The majority of foreign students are Asian, with 30 percent from other regions.</text:p>
          </table:table-cell>
          <table:table-cell office:value-type="string" office:value="今日は他チームの選手と練習しました。">
            <text:p>今日は他チームの選手と練習しました。</text:p>
          </table:table-cell>
          <table:table-cell office:value-type="string" office:value="きょう は た チーム の せんしゅ と れんしゅう しました。">
            <text:p>きょう は た チーム の せんしゅ と れんしゅう しました。</text:p>
          </table:table-cell>
          <table:table-cell office:value-type="string" office:value="Today we practiced with players from the other team.">
            <text:p>Today we practiced with players from the other tea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達する">
            <text:p>達する</text:p>
          </table:table-cell>
          <table:table-cell office:value-type="string" office:value="たっする">
            <text:p>たっする</text:p>
          </table:table-cell>
          <table:table-cell office:value-type="string" office:value="attain, reach">
            <text:p>attain, reach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気温は35度に達した。">
            <text:p>気温は35度に達した。</text:p>
          </table:table-cell>
          <table:table-cell office:value-type="string" office:value="きおん は 35 ど に たっした。">
            <text:p>きおん は 35 ど に たっした。</text:p>
          </table:table-cell>
          <table:table-cell office:value-type="string" office:value="The temperature reached 35 degrees.">
            <text:p>The temperature reached 35 degrees.</text:p>
          </table:table-cell>
          <table:table-cell office:value-type="string" office:value="そのサービスのユーザー数は5,000万人に達しています。">
            <text:p>そのサービスのユーザー数は5,000万人に達しています。</text:p>
          </table:table-cell>
          <table:table-cell office:value-type="string" office:value="その サービス の ユーザー すう は 5,000 まん にん に たっして います。">
            <text:p>その サービス の ユーザー すう は 5,000 まん にん に たっして います。</text:p>
          </table:table-cell>
          <table:table-cell office:value-type="string" office:value="The number of users of the service has reached 50 million.">
            <text:p>The number of users of the service has reached 50 mill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当時">
            <text:p>当時</text:p>
          </table:table-cell>
          <table:table-cell office:value-type="string" office:value="とうじ">
            <text:p>とうじ</text:p>
          </table:table-cell>
          <table:table-cell office:value-type="string" office:value="at that time">
            <text:p>at that tim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当時、まだ3才だった。">
            <text:p>彼女は当時、まだ3才だった。</text:p>
          </table:table-cell>
          <table:table-cell office:value-type="string" office:value="かのじょ は とうじ、まだ 3 さい だった。">
            <text:p>かのじょ は とうじ、まだ 3 さい だった。</text:p>
          </table:table-cell>
          <table:table-cell office:value-type="string" office:value="She was only three years old at the time.">
            <text:p>She was only three years old at the time.</text:p>
          </table:table-cell>
          <table:table-cell office:value-type="string" office:value="事故当時、ここにはマンションが建っていました。">
            <text:p>事故当時、ここにはマンションが建っていました。</text:p>
          </table:table-cell>
          <table:table-cell office:value-type="string" office:value="じこ とうじ、 ここ に は マンション が たって いました。">
            <text:p>じこ とうじ、 ここ に は マンション が たって いました。</text:p>
          </table:table-cell>
          <table:table-cell office:value-type="string" office:value="At the time of the accident, there was an apartment here.">
            <text:p>At the time of the accident, there was an apartment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当然">
            <text:p>当然</text:p>
          </table:table-cell>
          <table:table-cell office:value-type="string" office:value="とうぜん">
            <text:p>とうぜん</text:p>
          </table:table-cell>
          <table:table-cell office:value-type="string" office:value="natural, as a matter of course">
            <text:p>natural, as a matter of course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彼女が怒るのも当然だ。">
            <text:p>彼女が怒るのも当然だ。</text:p>
          </table:table-cell>
          <table:table-cell office:value-type="string" office:value="かのじょ が おこる の も とうぜん だ。">
            <text:p>かのじょ が おこる の も とうぜん だ。</text:p>
          </table:table-cell>
          <table:table-cell office:value-type="string" office:value="It's natural that she should be angry.">
            <text:p>It's natural that she should be angry.</text:p>
          </table:table-cell>
          <table:table-cell office:value-type="string" office:value="当然、彼も来ると思っていました。">
            <text:p>当然、彼も来ると思っていました。</text:p>
          </table:table-cell>
          <table:table-cell office:value-type="string" office:value="とうぜん、かれ も くる と おもって いました。">
            <text:p>とうぜん、かれ も くる と おもって いました。</text:p>
          </table:table-cell>
          <table:table-cell office:value-type="string" office:value="Of course I thought he would be coming, too.">
            <text:p>Of course I thought he would be coming, to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能力">
            <text:p>能力</text:p>
          </table:table-cell>
          <table:table-cell office:value-type="string" office:value="のうりょく">
            <text:p>のうりょく</text:p>
          </table:table-cell>
          <table:table-cell office:value-type="string" office:value="capability, capacity, ability">
            <text:p>capability, capacity, abilit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能力のある社員です。">
            <text:p>彼は能力のある社員です。</text:p>
          </table:table-cell>
          <table:table-cell office:value-type="string" office:value="かれ は のうりょく の ある しゃいん です。">
            <text:p>かれ は のうりょく の ある しゃいん です。</text:p>
          </table:table-cell>
          <table:table-cell office:value-type="string" office:value="He's a capable employee.">
            <text:p>He's a capable employee.</text:p>
          </table:table-cell>
          <table:table-cell office:value-type="string" office:value="あの人は能力がとても高い。">
            <text:p>あの人は能力がとても高い。</text:p>
          </table:table-cell>
          <table:table-cell office:value-type="string" office:value="あの ひと は のうりょく が とても たかい。">
            <text:p>あの ひと は のうりょく が とても たかい。</text:p>
          </table:table-cell>
          <table:table-cell office:value-type="string" office:value="That person has very strong abilities.">
            <text:p>That person has very strong abiliti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判断">
            <text:p>判断</text:p>
          </table:table-cell>
          <table:table-cell office:value-type="string" office:value="はんだん">
            <text:p>はんだん</text:p>
          </table:table-cell>
          <table:table-cell office:value-type="string" office:value="judgment, decision">
            <text:p>judgment, decis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の判断は正しい。">
            <text:p>彼の判断は正しい。</text:p>
          </table:table-cell>
          <table:table-cell office:value-type="string" office:value="かれ の はんだん は ただしい。">
            <text:p>かれ の はんだん は ただしい。</text:p>
          </table:table-cell>
          <table:table-cell office:value-type="string" office:value="His judgment is correct.">
            <text:p>His judgment is correct.</text:p>
          </table:table-cell>
          <table:table-cell office:value-type="string" office:value="会社は間違った判断をしたと思います。">
            <text:p>会社は間違った判断をしたと思います。</text:p>
          </table:table-cell>
          <table:table-cell office:value-type="string" office:value="かいしゃ は まちがった はんだん を した と おもいます。">
            <text:p>かいしゃ は まちがった はんだん を した と おもいます。</text:p>
          </table:table-cell>
          <table:table-cell office:value-type="string" office:value="I think the company made the wrong decision.">
            <text:p>I think the company made the wrong decis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過ぎる">
            <text:p>過ぎる</text:p>
          </table:table-cell>
          <table:table-cell office:value-type="string" office:value="すぎる">
            <text:p>すぎる</text:p>
          </table:table-cell>
          <table:table-cell office:value-type="string" office:value="pass by, go past">
            <text:p>pass by, go pas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時が過ぎるのは速い。">
            <text:p>時が過ぎるのは速い。</text:p>
          </table:table-cell>
          <table:table-cell office:value-type="string" office:value="とき が すぎる の は はやい。">
            <text:p>とき が すぎる の は はやい。</text:p>
          </table:table-cell>
          <table:table-cell office:value-type="string" office:value="Time passes quickly.">
            <text:p>Time passes quickly.</text:p>
          </table:table-cell>
          <table:table-cell office:value-type="string" office:value="もう予定の時間を過ぎています。">
            <text:p>もう予定の時間を過ぎています。</text:p>
          </table:table-cell>
          <table:table-cell office:value-type="string" office:value="もう よてい の じかん を すぎて います。">
            <text:p>もう よてい の じかん を すぎて います。</text:p>
          </table:table-cell>
          <table:table-cell office:value-type="string" office:value="It's already past the scheduled time.">
            <text:p>It's already past the scheduled ti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正確">
            <text:p>正確</text:p>
          </table:table-cell>
          <table:table-cell office:value-type="string" office:value="せいかく">
            <text:p>せいかく</text:p>
          </table:table-cell>
          <table:table-cell office:value-type="string" office:value="accurate, precise">
            <text:p>accurate, precise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彼の計算は正確です。">
            <text:p>彼の計算は正確です。</text:p>
          </table:table-cell>
          <table:table-cell office:value-type="string" office:value="かれ の けいさん は せいかく です。">
            <text:p>かれ の けいさん は せいかく です。</text:p>
          </table:table-cell>
          <table:table-cell office:value-type="string" office:value="His calculation is accurate.">
            <text:p>His calculation is accurate.</text:p>
          </table:table-cell>
          <table:table-cell office:value-type="string" office:value="あのサッカー選手は正確なパスが出せません。">
            <text:p>あのサッカー選手は正確なパスが出せません。</text:p>
          </table:table-cell>
          <table:table-cell office:value-type="string" office:value="あの サッカー せんしゅ は せいかくな パス が だせません。">
            <text:p>あの サッカー せんしゅ は せいかくな パス が だせません。</text:p>
          </table:table-cell>
          <table:table-cell office:value-type="string" office:value="That soccer player can't pass the ball accurately.">
            <text:p>That soccer player can't pass the ball accurate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戦争">
            <text:p>戦争</text:p>
          </table:table-cell>
          <table:table-cell office:value-type="string" office:value="せんそう">
            <text:p>せんそう</text:p>
          </table:table-cell>
          <table:table-cell office:value-type="string" office:value="war between countries">
            <text:p>war between countries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2003年にイラクで戦争があった。">
            <text:p>2003年にイラクで戦争があった。</text:p>
          </table:table-cell>
          <table:table-cell office:value-type="string" office:value="2003 ねん に イラク で せんそう が あった。">
            <text:p>2003 ねん に イラク で せんそう が あった。</text:p>
          </table:table-cell>
          <table:table-cell office:value-type="string" office:value="There was a war in Iraq in 2003.">
            <text:p>There was a war in Iraq in 2003.</text:p>
          </table:table-cell>
          <table:table-cell office:value-type="string" office:value="日本とアメリカは戦争をしたことがあります。">
            <text:p>日本とアメリカは戦争をしたことがあります。</text:p>
          </table:table-cell>
          <table:table-cell office:value-type="string" office:value="にほん と アメリカ は せんそう を した こと が あります。">
            <text:p>にほん と アメリカ は せんそう を した こと が あります。</text:p>
          </table:table-cell>
          <table:table-cell office:value-type="string" office:value="Japan and America have been at a war.">
            <text:p>Japan and America have been at a w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放送">
            <text:p>放送</text:p>
          </table:table-cell>
          <table:table-cell office:value-type="string" office:value="ほうそう">
            <text:p>ほうそう</text:p>
          </table:table-cell>
          <table:table-cell office:value-type="string" office:value="broadcasting">
            <text:p>broadcasting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その番組は来週放送されます。">
            <text:p>その番組は来週放送されます。</text:p>
          </table:table-cell>
          <table:table-cell office:value-type="string" office:value="その ばんぐみ は らいしゅう ほうそう されます。">
            <text:p>その ばんぐみ は らいしゅう ほうそう されます。</text:p>
          </table:table-cell>
          <table:table-cell office:value-type="string" office:value="The program will be broadcast next week.">
            <text:p>The program will be broadcast next week.</text:p>
          </table:table-cell>
          <table:table-cell office:value-type="string" office:value="社長のインタビューがテレビで放送されました。">
            <text:p>社長のインタビューがテレビで放送されました。</text:p>
          </table:table-cell>
          <table:table-cell office:value-type="string" office:value="しゃちょう の インタビュー が テレビ で ほうそう されました。">
            <text:p>しゃちょう の インタビュー が テレビ で ほうそう されました。</text:p>
          </table:table-cell>
          <table:table-cell office:value-type="string" office:value="The interview of the company president was broadcast on TV.">
            <text:p>The interview of the company president was broadcast on TV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習慣">
            <text:p>習慣</text:p>
          </table:table-cell>
          <table:table-cell office:value-type="string" office:value="しゅうかん">
            <text:p>しゅうかん</text:p>
          </table:table-cell>
          <table:table-cell office:value-type="string" office:value="custom, habit">
            <text:p>custom, habi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毎朝コーヒーを飲むのが習慣です。">
            <text:p>毎朝コーヒーを飲むのが習慣です。</text:p>
          </table:table-cell>
          <table:table-cell office:value-type="string" office:value="まいあさ コーヒー を のむ の が しゅうかん です。">
            <text:p>まいあさ コーヒー を のむ の が しゅうかん です。</text:p>
          </table:table-cell>
          <table:table-cell office:value-type="string" office:value="I'm in the habit of drinking coffee every morning.">
            <text:p>I'm in the habit of drinking coffee every morning.</text:p>
          </table:table-cell>
          <table:table-cell office:value-type="string" office:value="私は、朝ゆっくり新聞を読むのを習慣にしています。">
            <text:p>私は、朝ゆっくり新聞を読むのを習慣にしています。</text:p>
          </table:table-cell>
          <table:table-cell office:value-type="string" office:value="わたし は、あさ ゆっくり しんぶん を よむ の を しゅうかん に して います。">
            <text:p>わたし は、あさ ゆっくり しんぶん を よむ の を しゅうかん に して います。</text:p>
          </table:table-cell>
          <table:table-cell office:value-type="string" office:value="I've made it a habit to take my time reading the paper in the morning.">
            <text:p>I've made it a habit to take my time reading the paper in the morn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フィルム">
            <text:p>フィルム</text:p>
          </table:table-cell>
          <table:table-cell office:value-type="string" office:value="フィルム">
            <text:p>フィルム</text:p>
          </table:table-cell>
          <table:table-cell office:value-type="string" office:value="film">
            <text:p>film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旅行のためにたくさんフィルムを買った。">
            <text:p>旅行のためにたくさんフィルムを買った。</text:p>
          </table:table-cell>
          <table:table-cell office:value-type="string" office:value="りょこう の ため に たくさん フィルム を かった。">
            <text:p>りょこう の ため に たくさん フィルム を かった。</text:p>
          </table:table-cell>
          <table:table-cell office:value-type="string" office:value="I bought a lot of film for the trip.">
            <text:p>I bought a lot of film for the trip.</text:p>
          </table:table-cell>
          <table:table-cell office:value-type="string" office:value="私はフィルムで写真を撮るのが好きです。">
            <text:p>私はフィルムで写真を撮るのが好きです。</text:p>
          </table:table-cell>
          <table:table-cell office:value-type="string" office:value="わたし は フィルム で しゃしん を とる の が すき です。">
            <text:p>わたし は フィルム で しゃしん を とる の が すき です。</text:p>
          </table:table-cell>
          <table:table-cell office:value-type="string" office:value="I like to take film photographs.">
            <text:p>I like to take film photograph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受け付ける">
            <text:p>受け付ける</text:p>
          </table:table-cell>
          <table:table-cell office:value-type="string" office:value="うけつける">
            <text:p>うけつける</text:p>
          </table:table-cell>
          <table:table-cell office:value-type="string" office:value="receive, accept">
            <text:p>receive, accep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郵便物は5時まで受け付けています。">
            <text:p>郵便物は5時まで受け付けています。</text:p>
          </table:table-cell>
          <table:table-cell office:value-type="string" office:value="ゆうびんぶつ は 5 じ まで うけつけて います。">
            <text:p>ゆうびんぶつ は 5 じ まで うけつけて います。</text:p>
          </table:table-cell>
          <table:table-cell office:value-type="string" office:value="We take mails until five o'clock.">
            <text:p>We take mails until five o'clock.</text:p>
          </table:table-cell>
          <table:table-cell office:value-type="string" office:value="彼の胃はもう食べ物を受け付けません。">
            <text:p>彼の胃はもう食べ物を受け付けません。</text:p>
          </table:table-cell>
          <table:table-cell office:value-type="string" office:value="かれ の い は もう たべもの を うけつけません。">
            <text:p>かれ の い は もう たべもの を うけつけません。</text:p>
          </table:table-cell>
          <table:table-cell office:value-type="string" office:value="His stomach cannot take food anymore (due to a medical condition).">
            <text:p>His stomach cannot take food anymore (due to a medical condition)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ダンス">
            <text:p>ダンス</text:p>
          </table:table-cell>
          <table:table-cell office:value-type="string" office:value="ダンス">
            <text:p>ダンス</text:p>
          </table:table-cell>
          <table:table-cell office:value-type="string" office:value="dance, dancing (loan word)">
            <text:p>dance, dancing (loan word)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女はダンスが大好きです。">
            <text:p>彼女はダンスが大好きです。</text:p>
          </table:table-cell>
          <table:table-cell office:value-type="string" office:value="かのじょ は ダンス が だいすき です。">
            <text:p>かのじょ は ダンス が だいすき です。</text:p>
          </table:table-cell>
          <table:table-cell office:value-type="string" office:value="She loves to dance.">
            <text:p>She loves to dance.</text:p>
          </table:table-cell>
          <table:table-cell office:value-type="string" office:value="私はダンスを習っています。">
            <text:p>私はダンスを習っています。</text:p>
          </table:table-cell>
          <table:table-cell office:value-type="string" office:value="わたし は ダンス を ならって います。">
            <text:p>わたし は ダンス を ならって います。</text:p>
          </table:table-cell>
          <table:table-cell office:value-type="string" office:value="I'm learning to dance.">
            <text:p>I'm learning to da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こんなに">
            <text:p>こんなに</text:p>
          </table:table-cell>
          <table:table-cell office:value-type="string" office:value="こんなに">
            <text:p>こんなに</text:p>
          </table:table-cell>
          <table:table-cell office:value-type="string" office:value="this much, such">
            <text:p>this much, such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こんなに面白い本は初めて読んだ。">
            <text:p>こんなに面白い本は初めて読んだ。</text:p>
          </table:table-cell>
          <table:table-cell office:value-type="string" office:value="こんな に おもしろい ほん は はじめて よんだ。">
            <text:p>こんな に おもしろい ほん は はじめて よんだ。</text:p>
          </table:table-cell>
          <table:table-cell office:value-type="string" office:value="I've never read such an interesting book.">
            <text:p>I've never read such an interesting book.</text:p>
          </table:table-cell>
          <table:table-cell office:value-type="string" office:value="こんなに美味しいケーキは食べたことがありません。">
            <text:p>こんなに美味しいケーキは食べたことがありません。</text:p>
          </table:table-cell>
          <table:table-cell office:value-type="string" office:value="こんな に おいしい ケーキ は たべた こと が ありません。">
            <text:p>こんな に おいしい ケーキ は たべた こと が ありません。</text:p>
          </table:table-cell>
          <table:table-cell office:value-type="string" office:value="I've never had such delicious cake.">
            <text:p>I've never had such delicious cak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吹く">
            <text:p>吹く</text:p>
          </table:table-cell>
          <table:table-cell office:value-type="string" office:value="ふく">
            <text:p>ふく</text:p>
          </table:table-cell>
          <table:table-cell office:value-type="string" office:value="blow, play (a wind instrument)">
            <text:p>blow, play (a wind instrument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今日は北風が吹いている。">
            <text:p>今日は北風が吹いている。</text:p>
          </table:table-cell>
          <table:table-cell office:value-type="string" office:value="きょう は きたかぜ が ふいて いる。">
            <text:p>きょう は きたかぜ が ふいて いる。</text:p>
          </table:table-cell>
          <table:table-cell office:value-type="string" office:value="The north wind is blowing today.">
            <text:p>The north wind is blowing today.</text:p>
          </table:table-cell>
          <table:table-cell office:value-type="string" office:value="姉がフルートを吹いてくれました。">
            <text:p>姉がフルートを吹いてくれました。</text:p>
          </table:table-cell>
          <table:table-cell office:value-type="string" office:value="あね が フルート を ふいて くれました。">
            <text:p>あね が フルート を ふいて くれました。</text:p>
          </table:table-cell>
          <table:table-cell office:value-type="string" office:value="My sister played the flute for me.">
            <text:p>My sister played the flute for 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まあ">
            <text:p>まあ</text:p>
          </table:table-cell>
          <table:table-cell office:value-type="string" office:value="まあ">
            <text:p>まあ</text:p>
          </table:table-cell>
          <table:table-cell office:value-type="string" office:value="well (interjection)">
            <text:p>well (interjection)</text:p>
          </table:table-cell>
          <table:table-cell office:value-type="string" office:value="Interjection">
            <text:p>Interjection</text:p>
          </table:table-cell>
          <table:table-cell office:value-type="string" office:value="2">
            <text:p>2</text:p>
          </table:table-cell>
          <table:table-cell office:value-type="string" office:value="まあこれでいいだろう。">
            <text:p>まあこれでいいだろう。</text:p>
          </table:table-cell>
          <table:table-cell office:value-type="string" office:value="まあ これ で いい だろう。">
            <text:p>まあ これ で いい だろう。</text:p>
          </table:table-cell>
          <table:table-cell office:value-type="string" office:value="Well, I guess this will do.">
            <text:p>Well, I guess this will do.</text:p>
          </table:table-cell>
          <table:table-cell office:value-type="string" office:value="まあ今回は許してあげよう。">
            <text:p>まあ今回は許してあげよう。</text:p>
          </table:table-cell>
          <table:table-cell office:value-type="string" office:value="まあ こんかい は ゆるして あげよう。">
            <text:p>まあ こんかい は ゆるして あげよう。</text:p>
          </table:table-cell>
          <table:table-cell office:value-type="string" office:value="Well, I'll let you off this time.">
            <text:p>Well, I'll let you off this ti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メール">
            <text:p>メール</text:p>
          </table:table-cell>
          <table:table-cell office:value-type="string" office:value="メール">
            <text:p>メール</text:p>
          </table:table-cell>
          <table:table-cell office:value-type="string" office:value="e-mail">
            <text:p>e-mail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またメールするね。">
            <text:p>またメールするね。</text:p>
          </table:table-cell>
          <table:table-cell office:value-type="string" office:value="また メール する ね。">
            <text:p>また メール する ね。</text:p>
          </table:table-cell>
          <table:table-cell office:value-type="string" office:value="I'll e-mail you again.">
            <text:p>I'll e-mail you again.</text:p>
          </table:table-cell>
          <table:table-cell office:value-type="string" office:value="彼からメールを受け取りました。">
            <text:p>彼からメールを受け取りました。</text:p>
          </table:table-cell>
          <table:table-cell office:value-type="string" office:value="かれ から メール を うけとりました。">
            <text:p>かれ から メール を うけとりました。</text:p>
          </table:table-cell>
          <table:table-cell office:value-type="string" office:value="I got an email from him.">
            <text:p>I got an email from hi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インターネット">
            <text:p>インターネット</text:p>
          </table:table-cell>
          <table:table-cell office:value-type="string" office:value="インターネット">
            <text:p>インターネット</text:p>
          </table:table-cell>
          <table:table-cell office:value-type="string" office:value="Internet">
            <text:p>Interne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インターネットはとても便利です。">
            <text:p>インターネットはとても便利です。</text:p>
          </table:table-cell>
          <table:table-cell office:value-type="string" office:value="インターネット は とても べんり です。">
            <text:p>インターネット は とても べんり です。</text:p>
          </table:table-cell>
          <table:table-cell office:value-type="string" office:value="The Internet is very convenient.">
            <text:p>The Internet is very convenient.</text:p>
          </table:table-cell>
          <table:table-cell office:value-type="string" office:value="私たちはインターネットで知り合いました。">
            <text:p>私たちはインターネットで知り合いました。</text:p>
          </table:table-cell>
          <table:table-cell office:value-type="string" office:value="わたし たち は インターネット で しりあいました。">
            <text:p>わたし たち は インターネット で しりあいました。</text:p>
          </table:table-cell>
          <table:table-cell office:value-type="string" office:value="We met on the Internet.">
            <text:p>We met on the Intern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出身">
            <text:p>出身</text:p>
          </table:table-cell>
          <table:table-cell office:value-type="string" office:value="しゅっしん">
            <text:p>しゅっしん</text:p>
          </table:table-cell>
          <table:table-cell office:value-type="string" office:value="come from, origin">
            <text:p>come from, origi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教授はカナダ出身です。">
            <text:p>教授はカナダ出身です。</text:p>
          </table:table-cell>
          <table:table-cell office:value-type="string" office:value="きょうじゅ は カナダ しゅっしん です。">
            <text:p>きょうじゅ は カナダ しゅっしん です。</text:p>
          </table:table-cell>
          <table:table-cell office:value-type="string" office:value="The professor is from Canada.">
            <text:p>The professor is from Canada.</text:p>
          </table:table-cell>
          <table:table-cell office:value-type="string" office:value="私は北海道の出身です。">
            <text:p>私は北海道の出身です。</text:p>
          </table:table-cell>
          <table:table-cell office:value-type="string" office:value="わたくし は ほっかいどう の しゅっしん です。">
            <text:p>わたくし は ほっかいどう の しゅっしん です。</text:p>
          </table:table-cell>
          <table:table-cell office:value-type="string" office:value="I'm from Hokkaido.">
            <text:p>I'm from Hokkaid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職業">
            <text:p>職業</text:p>
          </table:table-cell>
          <table:table-cell office:value-type="string" office:value="しょくぎょう">
            <text:p>しょくぎょう</text:p>
          </table:table-cell>
          <table:table-cell office:value-type="string" office:value="occupation, job">
            <text:p>occupation, job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あなたの職業を教えてください。">
            <text:p>あなたの職業を教えてください。</text:p>
          </table:table-cell>
          <table:table-cell office:value-type="string" office:value="あなた の しょくぎょう を おしえて ください。">
            <text:p>あなた の しょくぎょう を おしえて ください。</text:p>
          </table:table-cell>
          <table:table-cell office:value-type="string" office:value="What do you do for living?">
            <text:p>What do you do for living?</text:p>
          </table:table-cell>
          <table:table-cell office:value-type="string" office:value="ご職業は何ですか。">
            <text:p>ご職業は何ですか。</text:p>
          </table:table-cell>
          <table:table-cell office:value-type="string" office:value="ごしょくぎょう は なん です か。">
            <text:p>ごしょくぎょう は なん です か。</text:p>
          </table:table-cell>
          <table:table-cell office:value-type="string" office:value="What's your occupation?">
            <text:p>What's your occupation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スター">
            <text:p>スター</text:p>
          </table:table-cell>
          <table:table-cell office:value-type="string" office:value="スター">
            <text:p>スター</text:p>
          </table:table-cell>
          <table:table-cell office:value-type="string" office:value="star">
            <text:p>sta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そのときスターだったよ。">
            <text:p>彼はそのときスターだったよ。</text:p>
          </table:table-cell>
          <table:table-cell office:value-type="string" office:value="かれ は その とき スター だった よ 。">
            <text:p>かれ は その とき スター だった よ 。</text:p>
          </table:table-cell>
          <table:table-cell office:value-type="string" office:value="He was a star at the time.">
            <text:p>He was a star at the time.</text:p>
          </table:table-cell>
          <table:table-cell office:value-type="string" office:value="彼女は有名な映画スターです。">
            <text:p>彼女は有名な映画スターです。</text:p>
          </table:table-cell>
          <table:table-cell office:value-type="string" office:value="かのじょ は ゆうめいな えいが スター です。">
            <text:p>かのじょ は ゆうめいな えいが スター です。</text:p>
          </table:table-cell>
          <table:table-cell office:value-type="string" office:value="She is a famous movie star.">
            <text:p>She is a famous movie st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くだらない">
            <text:p>くだらない</text:p>
          </table:table-cell>
          <table:table-cell office:value-type="string" office:value="くだらない">
            <text:p>くだらない</text:p>
          </table:table-cell>
          <table:table-cell office:value-type="string" office:value="worthless, trifling">
            <text:p>worthless, trifling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くだらないおしゃべりはやめなさい。">
            <text:p>くだらないおしゃべりはやめなさい。</text:p>
          </table:table-cell>
          <table:table-cell office:value-type="string" office:value="くだらない おしゃべり は やめなさい。">
            <text:p>くだらない おしゃべり は やめなさい。</text:p>
          </table:table-cell>
          <table:table-cell office:value-type="string" office:value="Stop chattering.">
            <text:p>Stop chattering.</text:p>
          </table:table-cell>
          <table:table-cell office:value-type="string" office:value="あの映画は全くくだらない。">
            <text:p>あの映画は全くくだらない。</text:p>
          </table:table-cell>
          <table:table-cell office:value-type="string" office:value="あの えいが は まったく くだらない。">
            <text:p>あの えいが は まったく くだらない。</text:p>
          </table:table-cell>
          <table:table-cell office:value-type="string" office:value="That movie is absolute garbage.">
            <text:p>That movie is absolute garba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名簿">
            <text:p>名簿</text:p>
          </table:table-cell>
          <table:table-cell office:value-type="string" office:value="めいぼ">
            <text:p>めいぼ</text:p>
          </table:table-cell>
          <table:table-cell office:value-type="string" office:value="name list">
            <text:p>name lis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の名前が名簿に入っていません。">
            <text:p>私の名前が名簿に入っていません。</text:p>
          </table:table-cell>
          <table:table-cell office:value-type="string" office:value="わたし の なまえ が めいぼ に はいって いません。">
            <text:p>わたし の なまえ が めいぼ に はいって いません。</text:p>
          </table:table-cell>
          <table:table-cell office:value-type="string" office:value="My name isn't included in the list.">
            <text:p>My name isn't included in the list.</text:p>
          </table:table-cell>
          <table:table-cell office:value-type="string" office:value="クラスの名簿を作りました。">
            <text:p>クラスの名簿を作りました。</text:p>
          </table:table-cell>
          <table:table-cell office:value-type="string" office:value="クラス の めいぼ を つくりました。">
            <text:p>クラス の めいぼ を つくりました。</text:p>
          </table:table-cell>
          <table:table-cell office:value-type="string" office:value="I made a name list of the people in the class.">
            <text:p>I made a name list of the people in the cla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通常">
            <text:p>通常</text:p>
          </table:table-cell>
          <table:table-cell office:value-type="string" office:value="つうじょう">
            <text:p>つうじょう</text:p>
          </table:table-cell>
          <table:table-cell office:value-type="string" office:value="common, usually, typically">
            <text:p>common, usually, typicall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通常は夜8時まで営業しています。">
            <text:p>通常は夜8時まで営業しています。</text:p>
          </table:table-cell>
          <table:table-cell office:value-type="string" office:value="つうじょう は よる 8 じ まで えいぎょう して います。">
            <text:p>つうじょう は よる 8 じ まで えいぎょう して います。</text:p>
          </table:table-cell>
          <table:table-cell office:value-type="string" office:value="We're usually open until eight o'clock at night.">
            <text:p>We're usually open until eight o'clock at night.</text:p>
          </table:table-cell>
          <table:table-cell office:value-type="string" office:value="通常、授業は8時半に始まります。">
            <text:p>通常、授業は8時半に始まります。</text:p>
          </table:table-cell>
          <table:table-cell office:value-type="string" office:value="つうじょう、じゅぎょう は 8 じ はん に はじまります。">
            <text:p>つうじょう、じゅぎょう は 8 じ はん に はじまります。</text:p>
          </table:table-cell>
          <table:table-cell office:value-type="string" office:value="Usually, the class starts at 8:30 a.m.">
            <text:p>Usually, the class starts at 8:30 a.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家内">
            <text:p>家内</text:p>
          </table:table-cell>
          <table:table-cell office:value-type="string" office:value="かない">
            <text:p>かない</text:p>
          </table:table-cell>
          <table:table-cell office:value-type="string" office:value="one's wife">
            <text:p>one's wif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家内は九州出身です。">
            <text:p>家内は九州出身です。</text:p>
          </table:table-cell>
          <table:table-cell office:value-type="string" office:value="かない は きゅうしゅう しゅっしん です。">
            <text:p>かない は きゅうしゅう しゅっしん です。</text:p>
          </table:table-cell>
          <table:table-cell office:value-type="string" office:value="My wife is from Kyushu.">
            <text:p>My wife is from Kyushu.</text:p>
          </table:table-cell>
          <table:table-cell office:value-type="string" office:value="家内は今、ヨーロッパに旅行中です。">
            <text:p>家内は今、ヨーロッパに旅行中です。</text:p>
          </table:table-cell>
          <table:table-cell office:value-type="string" office:value="かない は いま、ヨーロッパ に りょこう ちゅう です。">
            <text:p>かない は いま、ヨーロッパ に りょこう ちゅう です。</text:p>
          </table:table-cell>
          <table:table-cell office:value-type="string" office:value="My wife is on a trip to Europe now.">
            <text:p>My wife is on a trip to Europe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消防署">
            <text:p>消防署</text:p>
          </table:table-cell>
          <table:table-cell office:value-type="string" office:value="しょうぼうしょ">
            <text:p>しょうぼうしょ</text:p>
          </table:table-cell>
          <table:table-cell office:value-type="string" office:value="fire station">
            <text:p>fire stat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町には消防署が1つしかありません。">
            <text:p>この町には消防署が1つしかありません。</text:p>
          </table:table-cell>
          <table:table-cell office:value-type="string" office:value="この まち に は しょうぼう しょ が ひとつ しか ありません。">
            <text:p>この まち に は しょうぼう しょ が ひとつ しか ありません。</text:p>
          </table:table-cell>
          <table:table-cell office:value-type="string" office:value="There's only one fire station in this town.">
            <text:p>There's only one fire station in this town.</text:p>
          </table:table-cell>
          <table:table-cell office:value-type="string" office:value="今日、授業で消防署に行きました。">
            <text:p>今日、授業で消防署に行きました。</text:p>
          </table:table-cell>
          <table:table-cell office:value-type="string" office:value="きょう、じゅぎょう で しょうぼう しょ に いきました。">
            <text:p>きょう、じゅぎょう で しょうぼう しょ に いきました。</text:p>
          </table:table-cell>
          <table:table-cell office:value-type="string" office:value="Today we went to the fire station for class.">
            <text:p>Today we went to the fire station for cla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再び">
            <text:p>再び</text:p>
          </table:table-cell>
          <table:table-cell office:value-type="string" office:value="ふたたび">
            <text:p>ふたたび</text:p>
          </table:table-cell>
          <table:table-cell office:value-type="string" office:value="again, a second time">
            <text:p>again, a second time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彼は再びここに戻ってきた。">
            <text:p>彼は再びここに戻ってきた。</text:p>
          </table:table-cell>
          <table:table-cell office:value-type="string" office:value="かれ は ふたたび ここ に もどって きた。">
            <text:p>かれ は ふたたび ここ に もどって きた。</text:p>
          </table:table-cell>
          <table:table-cell office:value-type="string" office:value="He came back here once again.">
            <text:p>He came back here once again.</text:p>
          </table:table-cell>
          <table:table-cell office:value-type="string" office:value="彼らが再び会うことはないだろう。">
            <text:p>彼らが再び会うことはないだろう。</text:p>
          </table:table-cell>
          <table:table-cell office:value-type="string" office:value="かれら が ふたたび あう こと は ない だろう。">
            <text:p>かれら が ふたたび あう こと は ない だろう。</text:p>
          </table:table-cell>
          <table:table-cell office:value-type="string" office:value="They will never see each other again.">
            <text:p>They will never see each other ag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統領">
            <text:p>大統領</text:p>
          </table:table-cell>
          <table:table-cell office:value-type="string" office:value="だいとうりょう">
            <text:p>だいとうりょう</text:p>
          </table:table-cell>
          <table:table-cell office:value-type="string" office:value="president (of a country)">
            <text:p>president (of a country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フランスの大統領は誰ですか。">
            <text:p>フランスの大統領は誰ですか。</text:p>
          </table:table-cell>
          <table:table-cell office:value-type="string" office:value="フランス の だいとうりょう は だれ です か。">
            <text:p>フランス の だいとうりょう は だれ です か。</text:p>
          </table:table-cell>
          <table:table-cell office:value-type="string" office:value="Who's the president of France?">
            <text:p>Who's the president of France?</text:p>
          </table:table-cell>
          <table:table-cell office:value-type="string" office:value="今、アメリカの大統領が日本に来ています。">
            <text:p>今、アメリカの大統領が日本に来ています。</text:p>
          </table:table-cell>
          <table:table-cell office:value-type="string" office:value="いま、アメリカ の だいとうりょう が にほん に きて います。">
            <text:p>いま、アメリカ の だいとうりょう が にほん に きて います。</text:p>
          </table:table-cell>
          <table:table-cell office:value-type="string" office:value="The U.S. president is in Japan now.">
            <text:p>The U.S. president is in Japan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統領">
            <text:p>大統領</text:p>
          </table:table-cell>
          <table:table-cell office:value-type="string" office:value="だいとうりょう">
            <text:p>だいとうりょう</text:p>
          </table:table-cell>
          <table:table-cell office:value-type="string" office:value="president (of a country)">
            <text:p>president (of a country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フランスの大統領は誰ですか。">
            <text:p>フランスの大統領は誰ですか。</text:p>
          </table:table-cell>
          <table:table-cell office:value-type="string" office:value="フランス の だいとうりょう は だれ です か。">
            <text:p>フランス の だいとうりょう は だれ です か。</text:p>
          </table:table-cell>
          <table:table-cell office:value-type="string" office:value="Who's the president of France?">
            <text:p>Who's the president of France?</text:p>
          </table:table-cell>
          <table:table-cell office:value-type="string" office:value="今、アメリカの大統領が日本に来ています。">
            <text:p>今、アメリカの大統領が日本に来ています。</text:p>
          </table:table-cell>
          <table:table-cell office:value-type="string" office:value="いま、アメリカ の だいとうりょう が にほん に きて います。">
            <text:p>いま、アメリカ の だいとうりょう が にほん に きて います。</text:p>
          </table:table-cell>
          <table:table-cell office:value-type="string" office:value="The U.S. president is in Japan now.">
            <text:p>The U.S. president is in Japan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